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8736in" style:rel-column-width="8267*"/>
    </style:style>
    <style:style style:name="Table3.F" style:family="table-column">
      <style:table-column-properties style:column-width="1.3563in" style:rel-column-width="12834*"/>
    </style:style>
    <style:style style:name="Table3.G" style:family="table-column">
      <style:table-column-properties style:column-width="1.7083in"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8736in" style:rel-column-width="8267*"/>
    </style:style>
    <style:style style:name="Table4.F" style:family="table-column">
      <style:table-column-properties style:column-width="1.3563in" style:rel-column-width="12834*"/>
    </style:style>
    <style:style style:name="Table4.G" style:family="table-column">
      <style:table-column-properties style:column-width="1.7083in"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8736in" style:rel-column-width="8267*"/>
    </style:style>
    <style:style style:name="Table5.F" style:family="table-column">
      <style:table-column-properties style:column-width="1.3563in" style:rel-column-width="12834*"/>
    </style:style>
    <style:style style:name="Table5.G" style:family="table-column">
      <style:table-column-properties style:column-width="1.7083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8736in" style:rel-column-width="8267*"/>
    </style:style>
    <style:style style:name="Table6.F" style:family="table-column">
      <style:table-column-properties style:column-width="1.3563in" style:rel-column-width="12834*"/>
    </style:style>
    <style:style style:name="Table6.G" style:family="table-column">
      <style:table-column-properties style:column-width="1.7083in"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0.9868in" style:rel-column-width="9338*"/>
    </style:style>
    <style:style style:name="Table12.F" style:family="table-column">
      <style:table-column-properties style:column-width="1.2431in" style:rel-column-width="11763*"/>
    </style:style>
    <style:style style:name="Table12.G" style:family="table-column">
      <style:table-column-properties style:column-width="1.7076in" style:rel-column-width="16158*"/>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Heading">
      <style:paragraph-properties fo:text-align="center" style:justify-single-word="false"/>
    </style:style>
    <style:style style:name="P22" style:family="paragraph" style:parent-style-name="Standard">
      <style:paragraph-properties fo:background-color="transparent">
        <style:background-image/>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5">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0" style:family="paragraph" style:parent-style-name="Footer">
      <style:paragraph-properties>
        <style:tab-stops>
          <style:tab-stop style:position="3in" style:type="center"/>
          <style:tab-stop style:position="6.5in" style:type="right"/>
        </style:tab-stops>
      </style:paragraph-properties>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3" style:family="paragraph" style:parent-style-name="Standard" style:list-style-name="L12"/>
    <style:style style:name="P44" style:family="paragraph" style:parent-style-name="Standard" style:list-style-name="L13"/>
    <style:style style:name="P45" style:family="paragraph" style:parent-style-name="Standard" style:list-style-name="L14"/>
    <style:style style:name="P46" style:family="paragraph" style:parent-style-name="Standard" style:list-style-name="L15"/>
    <style:style style:name="P47" style:family="paragraph" style:parent-style-name="Standard" style:list-style-name="L16"/>
    <style:style style:name="P48" style:family="paragraph" style:parent-style-name="Standard" style:list-style-name="L17"/>
    <style:style style:name="P49" style:family="paragraph" style:parent-style-name="Standard" style:list-style-name="L18"/>
    <style:style style:name="P50" style:family="paragraph" style:parent-style-name="Standard" style:list-style-name="L19"/>
    <style:style style:name="P51" style:family="paragraph" style:parent-style-name="Standard" style:list-style-name="L20"/>
    <style:style style:name="P52" style:family="paragraph" style:parent-style-name="Standard" style:list-style-name="L21"/>
    <style:style style:name="P53" style:family="paragraph" style:parent-style-name="Standard" style:list-style-name="L22"/>
    <style:style style:name="P54" style:family="paragraph" style:parent-style-name="Standard" style:list-style-name="L23"/>
    <style:style style:name="P55" style:family="paragraph" style:parent-style-name="Standard" style:list-style-name="L24"/>
    <style:style style:name="P56" style:family="paragraph" style:parent-style-name="Standard" style:list-style-name="L25"/>
    <style:style style:name="P57" style:family="paragraph" style:parent-style-name="Standard" style:list-style-name="L26"/>
    <style:style style:name="P58" style:family="paragraph" style:parent-style-name="Standard" style:master-page-name="First_20_Page">
      <style:paragraph-properties style:page-number="auto"/>
    </style:style>
    <style:style style:name="P59" style:family="paragraph" style:parent-style-name="Standard">
      <style:paragraph-properties fo:break-before="page"/>
    </style:style>
    <style:style style:name="P60" style:family="paragraph" style:parent-style-name="Standard">
      <style:paragraph-properties fo:margin-left="0.5in" fo:margin-right="0in" fo:text-indent="0in" style:auto-text-indent="false"/>
    </style:style>
    <style:style style:name="P61" style:family="paragraph">
      <style:paragraph-properties style:writing-mode="lr-tb"/>
    </style:style>
    <style:style style:name="P6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4" style:family="text">
      <style:text-properties fo:language="en" fo:country="US"/>
    </style:style>
    <style:style style:name="T15" style:family="text">
      <style:text-properties style:text-underline-style="solid" style:text-underline-width="auto" style:text-underline-color="font-color"/>
    </style:style>
    <style:style style:name="T16" style:family="text">
      <style:text-properties fo:background-color="#99ccff"/>
    </style:style>
    <style:style style:name="T17" style:family="text">
      <style:text-properties fo:background-color="#eb613d"/>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fo:background-color="transparent"/>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78639456" text:id="ct478639456">
          <text:deletion>
            <office:change-info>
              <dc:creator>Bob Jacobsen</dc:creator>
              <dc:date>2012-07-23T16:19:00</dc:date>
            </office:change-info>
            <text:p text:style-name="Footnote">9 or 13</text:p>
          </text:deletion>
        </text:changed-region>
        <text:changed-region xml:id="ct478639248" text:id="ct478639248">
          <text:insertion>
            <office:change-info>
              <dc:creator>Bob Jacobsen</dc:creator>
              <dc:date>2012-07-23T16:19:00</dc:date>
            </office:change-info>
          </text:insertion>
        </text:changed-region>
        <text:changed-region xml:id="ct478639072" text:id="ct478639072">
          <text:insertion>
            <office:change-info>
              <dc:creator>Bob Jacobsen</dc:creator>
              <dc:date>2012-07-23T16:19:00</dc:date>
            </office:change-info>
          </text:insertion>
        </text:changed-region>
        <text:changed-region xml:id="ct478643088" text:id="ct478643088">
          <text:insertion>
            <office:change-info>
              <dc:creator>Bob Jacobsen</dc:creator>
              <dc:date>2012-05-27T00:28:00</dc:date>
            </office:change-info>
          </text:insertion>
        </text:changed-region>
        <text:changed-region xml:id="ct478643616" text:id="ct478643616">
          <text:insertion>
            <office:change-info>
              <dc:creator>Bob Jacobsen</dc:creator>
              <dc:date>2012-05-27T00:29:00</dc:date>
            </office:change-info>
          </text:insertion>
        </text:changed-region>
        <text:changed-region xml:id="ct474148368" text:id="ct474148368">
          <text:insertion>
            <office:change-info>
              <dc:creator>Bob Jacobsen</dc:creator>
              <dc:date>2012-05-28T12:59:00</dc:date>
            </office:change-info>
          </text:insertion>
        </text:changed-region>
        <text:changed-region xml:id="ct474148496" text:id="ct474148496">
          <text:insertion>
            <office:change-info>
              <dc:creator>Bob Jacobsen</dc:creator>
              <dc:date>2012-05-28T13:00:00</dc:date>
            </office:change-info>
          </text:insertion>
        </text:changed-region>
        <text:changed-region xml:id="ct478548800" text:id="ct478548800">
          <text:insertion>
            <office:change-info>
              <dc:creator>Bob Jacobsen</dc:creator>
              <dc:date>2012-06-27T08:21:00</dc:date>
            </office:change-info>
          </text:insertion>
        </text:changed-region>
        <text:changed-region xml:id="ct478567632" text:id="ct478567632">
          <text:insertion>
            <office:change-info>
              <dc:creator>Bob Jacobsen</dc:creator>
              <dc:date>2010-10-08T18:32:00</dc:date>
            </office:change-info>
          </text:insertion>
        </text:changed-region>
        <text:changed-region xml:id="ct478571584" text:id="ct478571584">
          <text:insertion>
            <office:change-info>
              <dc:creator>Bob Jacobsen</dc:creator>
              <dc:date>2010-10-08T18:32:00</dc:date>
            </office:change-info>
          </text:insertion>
        </text:changed-region>
        <text:changed-region xml:id="ct478571136" text:id="ct478571136">
          <text:insertion>
            <office:change-info>
              <dc:creator>Bob Jacobsen</dc:creator>
              <dc:date>2010-10-08T18:32:00</dc:date>
            </office:change-info>
          </text:insertion>
        </text:changed-region>
        <text:changed-region xml:id="ct478570976" text:id="ct478570976">
          <text:insertion>
            <office:change-info>
              <dc:creator>Bob Jacobsen</dc:creator>
              <dc:date>2010-10-08T18:32:00</dc:date>
            </office:change-info>
          </text:insertion>
        </text:changed-region>
        <text:changed-region xml:id="ct478566704" text:id="ct478566704">
          <text:insertion>
            <office:change-info>
              <dc:creator>Bob Jacobsen</dc:creator>
              <dc:date>2010-10-08T18:32:00</dc:date>
            </office:change-info>
          </text:insertion>
        </text:changed-region>
        <text:changed-region xml:id="ct478566832" text:id="ct478566832">
          <text:insertion>
            <office:change-info>
              <dc:creator>Bob Jacobsen</dc:creator>
              <dc:date>2010-10-08T18:32:00</dc:date>
            </office:change-info>
          </text:insertion>
        </text:changed-region>
        <text:changed-region xml:id="ct478571728" text:id="ct478571728">
          <text:insertion>
            <office:change-info>
              <dc:creator>Bob Jacobsen</dc:creator>
              <dc:date>2012-07-23T16:49:00</dc:date>
            </office:change-info>
          </text:insertion>
        </text:changed-region>
        <text:changed-region xml:id="ct478572400" text:id="ct478572400">
          <text:insertion>
            <office:change-info>
              <dc:creator>Bob Jacobsen</dc:creator>
              <dc:date>2012-07-23T16:48:00</dc:date>
            </office:change-info>
          </text:insertion>
        </text:changed-region>
        <text:changed-region xml:id="ct478572496" text:id="ct478572496">
          <text:insertion>
            <office:change-info>
              <dc:creator>Bob Jacobsen</dc:creator>
              <dc:date>2010-10-08T18:32:00</dc:date>
            </office:change-info>
          </text:insertion>
        </text:changed-region>
        <text:changed-region xml:id="ct478572176" text:id="ct478572176">
          <text:insertion>
            <office:change-info>
              <dc:creator>Bob Jacobsen</dc:creator>
              <dc:date>2012-07-23T16:49:00</dc:date>
            </office:change-info>
          </text:insertion>
        </text:changed-region>
        <text:changed-region xml:id="ct478507920" text:id="ct478507920">
          <text:insertion>
            <office:change-info>
              <dc:creator>Bob Jacobsen</dc:creator>
              <dc:date>2012-07-23T16:47:00</dc:date>
            </office:change-info>
          </text:insertion>
        </text:changed-region>
        <text:changed-region xml:id="ct478572976" text:id="ct478572976">
          <text:insertion>
            <office:change-info>
              <dc:creator>Bob Jacobsen</dc:creator>
              <dc:date>2010-10-08T18:32:00</dc:date>
            </office:change-info>
          </text:insertion>
        </text:changed-region>
        <text:changed-region xml:id="ct478573104" text:id="ct478573104">
          <text:insertion>
            <office:change-info>
              <dc:creator>Bob Jacobsen</dc:creator>
              <dc:date>2012-07-23T16:47:00</dc:date>
            </office:change-info>
          </text:insertion>
        </text:changed-region>
        <text:changed-region xml:id="ct478573376" text:id="ct478573376">
          <text:insertion>
            <office:change-info>
              <dc:creator>Bob Jacobsen</dc:creator>
              <dc:date>2010-10-08T18:32:00</dc:date>
            </office:change-info>
          </text:insertion>
        </text:changed-region>
        <text:changed-region xml:id="ct478572624" text:id="ct478572624">
          <text:insertion>
            <office:change-info>
              <dc:creator>Bob Jacobsen</dc:creator>
              <dc:date>2010-10-08T18:32:00</dc:date>
            </office:change-info>
          </text:insertion>
        </text:changed-region>
        <text:changed-region xml:id="ct478508208" text:id="ct478508208">
          <text:insertion>
            <office:change-info>
              <dc:creator>Bob Jacobsen</dc:creator>
              <dc:date>2010-10-08T18:32:00</dc:date>
            </office:change-info>
          </text:insertion>
        </text:changed-region>
        <text:changed-region xml:id="ct478573840" text:id="ct478573840">
          <text:insertion>
            <office:change-info>
              <dc:creator>Bob Jacobsen</dc:creator>
              <dc:date>2012-07-23T16:46:00</dc:date>
            </office:change-info>
          </text:insertion>
        </text:changed-region>
        <text:changed-region xml:id="ct478573968" text:id="ct478573968">
          <text:insertion>
            <office:change-info>
              <dc:creator>Bob Jacobsen</dc:creator>
              <dc:date>2012-07-23T16:47:00</dc:date>
            </office:change-info>
          </text:insertion>
        </text:changed-region>
        <text:changed-region xml:id="ct478574064" text:id="ct478574064">
          <text:insertion>
            <office:change-info>
              <dc:creator>Bob Jacobsen</dc:creator>
              <dc:date>2012-07-23T16:46:00</dc:date>
            </office:change-info>
          </text:insertion>
        </text:changed-region>
        <text:changed-region xml:id="ct478573600" text:id="ct478573600">
          <text:insertion>
            <office:change-info>
              <dc:creator>Bob Jacobsen</dc:creator>
              <dc:date>2010-10-08T18:32:00</dc:date>
            </office:change-info>
          </text:insertion>
        </text:changed-region>
        <text:changed-region xml:id="ct478574464" text:id="ct478574464">
          <text:insertion>
            <office:change-info>
              <dc:creator>Bob Jacobsen</dc:creator>
              <dc:date>2010-10-08T18:32:00</dc:date>
            </office:change-info>
          </text:insertion>
        </text:changed-region>
        <text:changed-region xml:id="ct478509280" text:id="ct478509280">
          <text:insertion>
            <office:change-info>
              <dc:creator>Bob Jacobsen</dc:creator>
              <dc:date>2012-07-23T16:44:00</dc:date>
            </office:change-info>
          </text:insertion>
        </text:changed-region>
        <text:changed-region xml:id="ct478574560" text:id="ct478574560">
          <text:deletion>
            <office:change-info>
              <dc:creator>Bob Jacobsen</dc:creator>
              <dc:date>2012-07-23T16:44:00</dc:date>
            </office:change-info>
            <text:p text:style-name="Table_20_Contents">See below</text:p>
          </text:deletion>
        </text:changed-region>
        <text:changed-region xml:id="ct478574768" text:id="ct478574768">
          <text:insertion>
            <office:change-info>
              <dc:creator>Bob Jacobsen</dc:creator>
              <dc:date>2010-10-08T18:32:00</dc:date>
            </office:change-info>
          </text:insertion>
        </text:changed-region>
        <text:changed-region xml:id="ct478574896" text:id="ct478574896">
          <text:insertion>
            <office:change-info>
              <dc:creator>Bob Jacobsen</dc:creator>
              <dc:date>2010-10-08T18:32:00</dc:date>
            </office:change-info>
          </text:insertion>
        </text:changed-region>
        <text:changed-region xml:id="ct478575168" text:id="ct478575168">
          <text:insertion>
            <office:change-info>
              <dc:creator>Bob Jacobsen</dc:creator>
              <dc:date>2010-10-08T18:32:00</dc:date>
            </office:change-info>
          </text:insertion>
        </text:changed-region>
        <text:changed-region xml:id="ct478575264" text:id="ct478575264">
          <text:insertion>
            <office:change-info>
              <dc:creator>Bob Jacobsen</dc:creator>
              <dc:date>2010-10-08T18:32:00</dc:date>
            </office:change-info>
          </text:insertion>
        </text:changed-region>
        <text:changed-region xml:id="ct478575360" text:id="ct478575360">
          <text:insertion>
            <office:change-info>
              <dc:creator>Bob Jacobsen</dc:creator>
              <dc:date>2010-10-08T18:32:00</dc:date>
            </office:change-info>
          </text:insertion>
        </text:changed-region>
        <text:changed-region xml:id="ct478575584" text:id="ct478575584">
          <text:insertion>
            <office:change-info>
              <dc:creator>Bob Jacobsen</dc:creator>
              <dc:date>2010-10-08T18:32:00</dc:date>
            </office:change-info>
          </text:insertion>
        </text:changed-region>
        <text:changed-region xml:id="ct478576016" text:id="ct478576016">
          <text:insertion>
            <office:change-info>
              <dc:creator>Bob Jacobsen</dc:creator>
              <dc:date>2010-10-08T18:32:00</dc:date>
            </office:change-info>
          </text:insertion>
        </text:changed-region>
        <text:changed-region xml:id="ct478574160" text:id="ct478574160">
          <text:insertion>
            <office:change-info>
              <dc:creator>Bob Jacobsen</dc:creator>
              <dc:date>2010-10-08T18:32:00</dc:date>
            </office:change-info>
          </text:insertion>
        </text:changed-region>
        <text:changed-region xml:id="ct478573200" text:id="ct478573200">
          <text:deletion>
            <office:change-info>
              <dc:creator>Bob Jacobsen</dc:creator>
              <dc:date>2012-05-26T23:02:00</dc:date>
            </office:change-info>
            <text:p text:style-name="Table_20_Heading"/>
            <text:p text:style-name="Table_20_Heading"/>
          </text:deletion>
        </text:changed-region>
        <text:changed-region xml:id="ct478586704" text:id="ct478586704">
          <text:insertion>
            <office:change-info>
              <dc:creator>Bob Jacobsen</dc:creator>
              <dc:date>2010-10-08T18:32:00</dc:date>
            </office:change-info>
          </text:insertion>
        </text:changed-region>
        <text:changed-region xml:id="ct478593696" text:id="ct478593696">
          <text:insertion>
            <office:change-info>
              <dc:creator>Bob Jacobsen</dc:creator>
              <dc:date>2012-07-23T17:16:00</dc:date>
            </office:change-info>
          </text:insertion>
        </text:changed-region>
        <text:changed-region xml:id="ct478598608" text:id="ct478598608">
          <text:insertion>
            <office:change-info>
              <dc:creator>Bob Jacobsen</dc:creator>
              <dc:date>2012-07-23T17:17:00</dc:date>
            </office:change-info>
          </text:insertion>
        </text:changed-region>
        <text:changed-region xml:id="ct478598704" text:id="ct478598704">
          <text:insertion>
            <office:change-info>
              <dc:creator>Bob Jacobsen</dc:creator>
              <dc:date>2012-07-23T17:18:00</dc:date>
            </office:change-info>
          </text:insertion>
        </text:changed-region>
        <text:changed-region xml:id="ct478600208" text:id="ct478600208">
          <text:insertion>
            <office:change-info>
              <dc:creator>Bob Jacobsen</dc:creator>
              <dc:date>2012-07-23T17:19:00</dc:date>
            </office:change-info>
          </text:insertion>
        </text:changed-region>
        <text:changed-region xml:id="ct478602496" text:id="ct478602496">
          <text:insertion>
            <office:change-info>
              <dc:creator>Bob Jacobsen</dc:creator>
              <dc:date>2012-07-23T17:20:00</dc:date>
            </office:change-info>
          </text:insertion>
        </text:changed-region>
        <text:changed-region xml:id="ct478603744" text:id="ct478603744">
          <text:insertion>
            <office:change-info>
              <dc:creator>Bob Jacobsen</dc:creator>
              <dc:date>2010-10-08T18:32:00</dc:date>
            </office:change-info>
          </text:insertion>
        </text:changed-region>
        <text:changed-region xml:id="ct478603216" text:id="ct478603216">
          <text:insertion>
            <office:change-info>
              <dc:creator>Bob Jacobsen</dc:creator>
              <dc:date>2010-10-08T18:32:00</dc:date>
            </office:change-info>
          </text:insertion>
        </text:changed-region>
        <text:changed-region xml:id="ct478603312" text:id="ct478603312">
          <text:insertion>
            <office:change-info>
              <dc:creator>Bob Jacobsen</dc:creator>
              <dc:date>2012-05-26T23:37:00</dc:date>
            </office:change-info>
          </text:insertion>
        </text:changed-region>
        <text:changed-region xml:id="ct478603936" text:id="ct478603936">
          <text:insertion>
            <office:change-info>
              <dc:creator>Bob Jacobsen</dc:creator>
              <dc:date>2010-10-08T18:32:00</dc:date>
            </office:change-info>
          </text:insertion>
        </text:changed-region>
        <text:changed-region xml:id="ct478602688" text:id="ct478602688">
          <text:insertion>
            <office:change-info>
              <dc:creator>Bob Jacobsen</dc:creator>
              <dc:date>2012-07-23T16:55:00</dc:date>
            </office:change-info>
          </text:insertion>
        </text:changed-region>
        <text:changed-region xml:id="ct478604032" text:id="ct478604032">
          <text:insertion>
            <office:change-info>
              <dc:creator>Bob Jacobsen</dc:creator>
              <dc:date>2012-07-23T16:58:00</dc:date>
            </office:change-info>
          </text:insertion>
        </text:changed-region>
        <text:changed-region xml:id="ct478510896" text:id="ct478510896">
          <text:insertion>
            <office:change-info>
              <dc:creator>Bob Jacobsen</dc:creator>
              <dc:date>2012-07-23T16:58:00</dc:date>
            </office:change-info>
          </text:insertion>
        </text:changed-region>
        <text:changed-region xml:id="ct478604288" text:id="ct478604288">
          <text:insertion>
            <office:change-info>
              <dc:creator>Bob Jacobsen</dc:creator>
              <dc:date>2012-07-23T16:54:00</dc:date>
            </office:change-info>
          </text:insertion>
        </text:changed-region>
        <text:changed-region xml:id="ct478511120" text:id="ct478511120">
          <text:insertion>
            <office:change-info>
              <dc:creator>Bob Jacobsen</dc:creator>
              <dc:date>2010-10-08T18:32:00</dc:date>
            </office:change-info>
          </text:insertion>
        </text:changed-region>
        <text:changed-region xml:id="ct478604384" text:id="ct478604384">
          <text:insertion>
            <office:change-info>
              <dc:creator>Bob Jacobsen</dc:creator>
              <dc:date>2012-07-23T16:55:00</dc:date>
            </office:change-info>
          </text:insertion>
        </text:changed-region>
        <text:changed-region xml:id="ct478604160" text:id="ct478604160">
          <text:insertion>
            <office:change-info>
              <dc:creator>Bob Jacobsen</dc:creator>
              <dc:date>2012-07-23T16:59:00</dc:date>
            </office:change-info>
          </text:insertion>
        </text:changed-region>
        <text:changed-region xml:id="ct478604480" text:id="ct478604480">
          <text:insertion>
            <office:change-info>
              <dc:creator>Bob Jacobsen</dc:creator>
              <dc:date>2010-10-08T18:32:00</dc:date>
            </office:change-info>
          </text:insertion>
        </text:changed-region>
        <text:changed-region xml:id="ct478604576" text:id="ct478604576">
          <text:insertion>
            <office:change-info>
              <dc:creator>Bob Jacobsen</dc:creator>
              <dc:date>2010-10-08T18:32:00</dc:date>
            </office:change-info>
          </text:insertion>
        </text:changed-region>
        <text:changed-region xml:id="ct478605392" text:id="ct478605392">
          <text:insertion>
            <office:change-info>
              <dc:creator>Bob Jacobsen</dc:creator>
              <dc:date>2010-10-08T18:32:00</dc:date>
            </office:change-info>
          </text:insertion>
        </text:changed-region>
        <text:changed-region xml:id="ct478604672" text:id="ct478604672">
          <text:insertion>
            <office:change-info>
              <dc:creator>Bob Jacobsen</dc:creator>
              <dc:date>2010-10-08T18:32:00</dc:date>
            </office:change-info>
          </text:insertion>
        </text:changed-region>
        <text:changed-region xml:id="ct478510736" text:id="ct478510736">
          <text:insertion>
            <office:change-info>
              <dc:creator>Bob Jacobsen</dc:creator>
              <dc:date>2010-10-08T18:32:00</dc:date>
            </office:change-info>
          </text:insertion>
        </text:changed-region>
        <text:changed-region xml:id="ct478604768" text:id="ct478604768">
          <text:insertion>
            <office:change-info>
              <dc:creator>Bob Jacobsen</dc:creator>
              <dc:date>2010-10-08T18:32:00</dc:date>
            </office:change-info>
          </text:insertion>
        </text:changed-region>
        <text:changed-region xml:id="ct478512688" text:id="ct478512688">
          <text:insertion>
            <office:change-info>
              <dc:creator>Bob Jacobsen</dc:creator>
              <dc:date>2012-07-23T16:59:00</dc:date>
            </office:change-info>
          </text:insertion>
        </text:changed-region>
        <text:changed-region xml:id="ct478605488" text:id="ct478605488">
          <text:insertion>
            <office:change-info>
              <dc:creator>Bob Jacobsen</dc:creator>
              <dc:date>2012-07-23T16:58:00</dc:date>
            </office:change-info>
          </text:insertion>
        </text:changed-region>
        <text:changed-region xml:id="ct478605584" text:id="ct478605584">
          <text:insertion>
            <office:change-info>
              <dc:creator>Bob Jacobsen</dc:creator>
              <dc:date>2010-10-08T18:32:00</dc:date>
            </office:change-info>
          </text:insertion>
        </text:changed-region>
        <text:changed-region xml:id="ct478604944" text:id="ct478604944">
          <text:insertion>
            <office:change-info>
              <dc:creator>Bob Jacobsen</dc:creator>
              <dc:date>2010-10-08T18:32:00</dc:date>
            </office:change-info>
          </text:insertion>
        </text:changed-region>
        <text:changed-region xml:id="ct478605040" text:id="ct478605040">
          <text:insertion>
            <office:change-info>
              <dc:creator>Bob Jacobsen</dc:creator>
              <dc:date>2010-10-08T18:32:00</dc:date>
            </office:change-info>
          </text:insertion>
        </text:changed-region>
        <text:changed-region xml:id="ct478513104" text:id="ct478513104">
          <text:insertion>
            <office:change-info>
              <dc:creator>Bob Jacobsen</dc:creator>
              <dc:date>2010-10-08T18:32:00</dc:date>
            </office:change-info>
          </text:insertion>
        </text:changed-region>
        <text:changed-region xml:id="ct478606384" text:id="ct478606384">
          <text:insertion>
            <office:change-info>
              <dc:creator>Bob Jacobsen</dc:creator>
              <dc:date>2010-10-08T18:32:00</dc:date>
            </office:change-info>
          </text:insertion>
        </text:changed-region>
        <text:changed-region xml:id="ct478605984" text:id="ct478605984">
          <text:insertion>
            <office:change-info>
              <dc:creator>Bob Jacobsen</dc:creator>
              <dc:date>2010-10-08T18:32:00</dc:date>
            </office:change-info>
          </text:insertion>
        </text:changed-region>
        <text:changed-region xml:id="ct478605680" text:id="ct478605680">
          <text:insertion>
            <office:change-info>
              <dc:creator>Bob Jacobsen</dc:creator>
              <dc:date>2010-10-08T18:32:00</dc:date>
            </office:change-info>
          </text:insertion>
        </text:changed-region>
        <text:changed-region xml:id="ct478513312" text:id="ct478513312">
          <text:insertion>
            <office:change-info>
              <dc:creator>Bob Jacobsen</dc:creator>
              <dc:date>2012-05-26T23:36:00</dc:date>
            </office:change-info>
          </text:insertion>
        </text:changed-region>
        <text:changed-region xml:id="ct478606192" text:id="ct478606192">
          <text:insertion>
            <office:change-info>
              <dc:creator>Bob Jacobsen</dc:creator>
              <dc:date>2010-10-08T18:32:00</dc:date>
            </office:change-info>
          </text:insertion>
        </text:changed-region>
        <text:changed-region xml:id="ct478646544" text:id="ct478646544">
          <text:insertion>
            <office:change-info>
              <dc:creator>Bob Jacobsen</dc:creator>
              <dc:date>2010-10-08T18:32:00</dc:date>
            </office:change-info>
          </text:insertion>
        </text:changed-region>
        <text:changed-region xml:id="ct478650208" text:id="ct478650208">
          <text:insertion>
            <office:change-info>
              <dc:creator>Bob Jacobsen</dc:creator>
              <dc:date>2010-10-08T18:32:00</dc:date>
            </office:change-info>
          </text:insertion>
        </text:changed-region>
        <text:changed-region xml:id="ct478648560" text:id="ct478648560">
          <text:insertion>
            <office:change-info>
              <dc:creator>Bob Jacobsen</dc:creator>
              <dc:date>2010-10-08T18:32:00</dc:date>
            </office:change-info>
          </text:insertion>
        </text:changed-region>
        <text:changed-region xml:id="ct77494784" text:id="ct77494784">
          <text:insertion>
            <office:change-info>
              <dc:creator>Bob Jacobsen</dc:creator>
              <dc:date>2010-10-08T18:32:00</dc:date>
            </office:change-info>
          </text:insertion>
        </text:changed-region>
        <text:changed-region xml:id="ct77494944" text:id="ct77494944">
          <text:insertion>
            <office:change-info>
              <dc:creator>Bob Jacobsen</dc:creator>
              <dc:date>2010-10-08T18:32:00</dc:date>
            </office:change-info>
          </text:insertion>
        </text:changed-region>
        <text:changed-region xml:id="ct77495232" text:id="ct77495232">
          <text:insertion>
            <office:change-info>
              <dc:creator>Bob Jacobsen</dc:creator>
              <dc:date>2010-10-08T18:32:00</dc:date>
            </office:change-info>
          </text:insertion>
        </text:changed-region>
        <text:changed-region xml:id="ct77495392" text:id="ct77495392">
          <text:insertion>
            <office:change-info>
              <dc:creator>Bob Jacobsen</dc:creator>
              <dc:date>2010-10-08T18:32:00</dc:date>
            </office:change-info>
          </text:insertion>
        </text:changed-region>
        <text:changed-region xml:id="ct77495680" text:id="ct77495680">
          <text:insertion>
            <office:change-info>
              <dc:creator>Bob Jacobsen</dc:creator>
              <dc:date>2010-10-08T18:32:00</dc:date>
            </office:change-info>
          </text:insertion>
        </text:changed-region>
        <text:changed-region xml:id="ct77496000" text:id="ct77496000">
          <text:insertion>
            <office:change-info>
              <dc:creator>Bob Jacobsen</dc:creator>
              <dc:date>2010-10-08T18:32:00</dc:date>
            </office:change-info>
          </text:insertion>
        </text:changed-region>
        <text:changed-region xml:id="ct77496880" text:id="ct77496880">
          <text:insertion>
            <office:change-info>
              <dc:creator>Bob Jacobsen</dc:creator>
              <dc:date>2010-10-08T18:32:00</dc:date>
            </office:change-info>
          </text:insertion>
        </text:changed-region>
        <text:changed-region xml:id="ct77497088" text:id="ct77497088">
          <text:insertion>
            <office:change-info>
              <dc:creator>Bob Jacobsen</dc:creator>
              <dc:date>2010-10-08T18:32:00</dc:date>
            </office:change-info>
          </text:insertion>
        </text:changed-region>
        <text:changed-region xml:id="ct77497392" text:id="ct77497392">
          <text:insertion>
            <office:change-info>
              <dc:creator>Bob Jacobsen</dc:creator>
              <dc:date>2010-10-08T18:32:00</dc:date>
            </office:change-info>
          </text:insertion>
        </text:changed-region>
        <text:changed-region xml:id="ct77497552" text:id="ct77497552">
          <text:insertion>
            <office:change-info>
              <dc:creator>Bob Jacobsen</dc:creator>
              <dc:date>2010-10-08T18:32:00</dc:date>
            </office:change-info>
          </text:insertion>
        </text:changed-region>
        <text:changed-region xml:id="ct77497824" text:id="ct77497824">
          <text:insertion>
            <office:change-info>
              <dc:creator>Bob Jacobsen</dc:creator>
              <dc:date>2010-10-08T18:32:00</dc:date>
            </office:change-info>
          </text:insertion>
        </text:changed-region>
        <text:changed-region xml:id="ct77498032" text:id="ct77498032">
          <text:insertion>
            <office:change-info>
              <dc:creator>Bob Jacobsen</dc:creator>
              <dc:date>2010-10-08T18:32:00</dc:date>
            </office:change-info>
          </text:insertion>
        </text:changed-region>
        <text:changed-region xml:id="ct77496496" text:id="ct77496496">
          <text:insertion>
            <office:change-info>
              <dc:creator>Bob Jacobsen</dc:creator>
              <dc:date>2010-10-08T18:32:00</dc:date>
            </office:change-info>
          </text:insertion>
        </text:changed-region>
        <text:changed-region xml:id="ct77498432" text:id="ct77498432">
          <text:insertion>
            <office:change-info>
              <dc:creator>Bob Jacobsen</dc:creator>
              <dc:date>2010-10-08T18:32:00</dc:date>
            </office:change-info>
          </text:insertion>
        </text:changed-region>
        <text:changed-region xml:id="ct77498704" text:id="ct77498704">
          <text:insertion>
            <office:change-info>
              <dc:creator>Bob Jacobsen</dc:creator>
              <dc:date>2010-10-08T18:32:00</dc:date>
            </office:change-info>
          </text:insertion>
        </text:changed-region>
        <text:changed-region xml:id="ct77498864" text:id="ct77498864">
          <text:insertion>
            <office:change-info>
              <dc:creator>Bob Jacobsen</dc:creator>
              <dc:date>2010-10-08T18:32:00</dc:date>
            </office:change-info>
          </text:insertion>
        </text:changed-region>
        <text:changed-region xml:id="ct77499168" text:id="ct77499168">
          <text:insertion>
            <office:change-info>
              <dc:creator>Bob Jacobsen</dc:creator>
              <dc:date>2010-10-08T18:32:00</dc:date>
            </office:change-info>
          </text:insertion>
        </text:changed-region>
        <text:changed-region xml:id="ct77499328" text:id="ct77499328">
          <text:insertion>
            <office:change-info>
              <dc:creator>Bob Jacobsen</dc:creator>
              <dc:date>2010-10-08T18:32:00</dc:date>
            </office:change-info>
          </text:insertion>
        </text:changed-region>
        <text:changed-region xml:id="ct77499632" text:id="ct77499632">
          <text:insertion>
            <office:change-info>
              <dc:creator>Bob Jacobsen</dc:creator>
              <dc:date>2010-10-08T18:32:00</dc:date>
            </office:change-info>
          </text:insertion>
        </text:changed-region>
        <text:changed-region xml:id="ct77499728" text:id="ct77499728">
          <text:insertion>
            <office:change-info>
              <dc:creator>Bob Jacobsen</dc:creator>
              <dc:date>2010-10-08T18:32:00</dc:date>
            </office:change-info>
          </text:insertion>
        </text:changed-region>
        <text:changed-region xml:id="ct77500016" text:id="ct77500016">
          <text:insertion>
            <office:change-info>
              <dc:creator>Bob Jacobsen</dc:creator>
              <dc:date>2010-10-08T18:32:00</dc:date>
            </office:change-info>
          </text:insertion>
        </text:changed-region>
        <text:changed-region xml:id="ct77500272" text:id="ct77500272">
          <text:insertion>
            <office:change-info>
              <dc:creator>Bob Jacobsen</dc:creator>
              <dc:date>2010-10-08T18:32:00</dc:date>
            </office:change-info>
          </text:insertion>
        </text:changed-region>
        <text:changed-region xml:id="ct77500576" text:id="ct77500576">
          <text:insertion>
            <office:change-info>
              <dc:creator>Bob Jacobsen</dc:creator>
              <dc:date>2010-10-08T18:32:00</dc:date>
            </office:change-info>
          </text:insertion>
        </text:changed-region>
        <text:changed-region xml:id="ct77500752" text:id="ct77500752">
          <text:insertion>
            <office:change-info>
              <dc:creator>Bob Jacobsen</dc:creator>
              <dc:date>2010-10-08T18:32:00</dc:date>
            </office:change-info>
          </text:insertion>
        </text:changed-region>
        <text:changed-region xml:id="ct77501024" text:id="ct77501024">
          <text:insertion>
            <office:change-info>
              <dc:creator>Bob Jacobsen</dc:creator>
              <dc:date>2010-10-08T18:32:00</dc:date>
            </office:change-info>
          </text:insertion>
        </text:changed-region>
        <text:changed-region xml:id="ct77501200" text:id="ct77501200">
          <text:insertion>
            <office:change-info>
              <dc:creator>Bob Jacobsen</dc:creator>
              <dc:date>2010-10-08T18:32:00</dc:date>
            </office:change-info>
          </text:insertion>
        </text:changed-region>
        <text:changed-region xml:id="ct77498304" text:id="ct77498304">
          <text:insertion>
            <office:change-info>
              <dc:creator>Bob Jacobsen</dc:creator>
              <dc:date>2010-10-08T18:32:00</dc:date>
            </office:change-info>
          </text:insertion>
        </text:changed-region>
        <text:changed-region xml:id="ct77501680" text:id="ct77501680">
          <text:insertion>
            <office:change-info>
              <dc:creator>Bob Jacobsen</dc:creator>
              <dc:date>2010-10-08T18:32:00</dc:date>
            </office:change-info>
          </text:insertion>
        </text:changed-region>
        <text:changed-region xml:id="ct77501952" text:id="ct77501952">
          <text:insertion>
            <office:change-info>
              <dc:creator>Bob Jacobsen</dc:creator>
              <dc:date>2010-10-08T18:32:00</dc:date>
            </office:change-info>
          </text:insertion>
        </text:changed-region>
        <text:changed-region xml:id="ct77502160" text:id="ct77502160">
          <text:insertion>
            <office:change-info>
              <dc:creator>Bob Jacobsen</dc:creator>
              <dc:date>2010-10-08T18:32:00</dc:date>
            </office:change-info>
          </text:insertion>
        </text:changed-region>
        <text:changed-region xml:id="ct77502480" text:id="ct77502480">
          <text:insertion>
            <office:change-info>
              <dc:creator>Bob Jacobsen</dc:creator>
              <dc:date>2010-10-08T18:32:00</dc:date>
            </office:change-info>
          </text:insertion>
        </text:changed-region>
        <text:changed-region xml:id="ct77502640" text:id="ct77502640">
          <text:insertion>
            <office:change-info>
              <dc:creator>Bob Jacobsen</dc:creator>
              <dc:date>2010-10-08T18:32:00</dc:date>
            </office:change-info>
          </text:insertion>
        </text:changed-region>
        <text:changed-region xml:id="ct77501296" text:id="ct77501296">
          <text:insertion>
            <office:change-info>
              <dc:creator>Bob Jacobsen</dc:creator>
              <dc:date>2010-10-08T18:32:00</dc:date>
            </office:change-info>
          </text:insertion>
        </text:changed-region>
        <text:changed-region xml:id="ct77501504" text:id="ct77501504">
          <text:insertion>
            <office:change-info>
              <dc:creator>Bob Jacobsen</dc:creator>
              <dc:date>2010-10-08T18:32:00</dc:date>
            </office:change-info>
          </text:insertion>
        </text:changed-region>
        <text:changed-region xml:id="ct474131776" text:id="ct474131776">
          <text:insertion>
            <office:change-info>
              <dc:creator>Bob Jacobsen</dc:creator>
              <dc:date>2010-10-08T18:32:00</dc:date>
            </office:change-info>
          </text:insertion>
        </text:changed-region>
        <text:changed-region xml:id="ct474131984" text:id="ct474131984">
          <text:insertion>
            <office:change-info>
              <dc:creator>Bob Jacobsen</dc:creator>
              <dc:date>2012-03-19T09:53:00</dc:date>
            </office:change-info>
          </text:insertion>
        </text:changed-region>
        <text:changed-region xml:id="ct474135440" text:id="ct474135440">
          <text:insertion>
            <office:change-info>
              <dc:creator>Bob Jacobsen</dc:creator>
              <dc:date>2012-06-15T21:19:00</dc:date>
            </office:change-info>
          </text:insertion>
        </text:changed-region>
        <text:changed-region xml:id="ct474132368" text:id="ct474132368">
          <text:insertion>
            <office:change-info>
              <dc:creator>Bob Jacobsen</dc:creator>
              <dc:date>2012-06-15T21:21:00</dc:date>
            </office:change-info>
          </text:insertion>
        </text:changed-region>
        <text:changed-region xml:id="ct474136016" text:id="ct474136016">
          <text:insertion>
            <office:change-info>
              <dc:creator>Bob Jacobsen</dc:creator>
              <dc:date>2012-08-18T02:16:00</dc:date>
            </office:change-info>
          </text:insertion>
        </text:changed-region>
        <text:changed-region xml:id="ct474136512" text:id="ct474136512">
          <text:insertion>
            <office:change-info>
              <dc:creator>Bob Jacobsen</dc:creator>
              <dc:date>2012-06-15T21:22:00</dc:date>
            </office:change-info>
          </text:insertion>
        </text:changed-region>
        <text:changed-region xml:id="ct474137680" text:id="ct474137680">
          <text:insertion>
            <office:change-info>
              <dc:creator>Bob Jacobsen</dc:creator>
              <dc:date>2012-06-15T21:23:00</dc:date>
            </office:change-info>
          </text:insertion>
        </text:changed-region>
        <text:changed-region xml:id="ct474145984" text:id="ct474145984">
          <text:insertion>
            <office:change-info>
              <dc:creator>Bob Jacobsen</dc:creator>
              <dc:date>2010-10-08T18:32:00</dc:date>
            </office:change-info>
          </text:insertion>
        </text:changed-region>
        <text:changed-region xml:id="ct474146208" text:id="ct474146208">
          <text:insertion>
            <office:change-info>
              <dc:creator>Bob Jacobsen</dc:creator>
              <dc:date>2012-05-31T19:38:00</dc:date>
            </office:change-info>
          </text:insertion>
        </text:changed-region>
        <text:changed-region xml:id="ct474147600" text:id="ct474147600">
          <text:insertion>
            <office:change-info>
              <dc:creator>Bob Jacobsen</dc:creator>
              <dc:date>2010-10-08T18:32:00</dc:date>
            </office:change-info>
          </text:insertion>
        </text:changed-region>
        <text:changed-region xml:id="ct474145424" text:id="ct474145424">
          <text:insertion>
            <office:change-info>
              <dc:creator>Bob Jacobsen</dc:creator>
              <dc:date>2012-03-19T08:55:00</dc:date>
            </office:change-info>
          </text:insertion>
        </text:changed-region>
        <text:changed-region xml:id="ct474147696" text:id="ct474147696">
          <text:insertion>
            <office:change-info>
              <dc:creator>Bob Jacobsen</dc:creator>
              <dc:date>2012-05-27T23:44:00</dc:date>
            </office:change-info>
          </text:insertion>
        </text:changed-region>
        <text:changed-region xml:id="ct474165392" text:id="ct474165392">
          <text:insertion>
            <office:change-info>
              <dc:creator>Bob Jacobsen</dc:creator>
              <dc:date>2012-05-27T23:45:00</dc:date>
            </office:change-info>
          </text:insertion>
        </text:changed-region>
        <text:changed-region xml:id="ct474164960" text:id="ct474164960">
          <text:insertion>
            <office:change-info>
              <dc:creator>Bob Jacobsen</dc:creator>
              <dc:date>2012-05-28T17:02:00</dc:date>
            </office:change-info>
          </text:insertion>
        </text:changed-region>
        <text:changed-region xml:id="ct474167936" text:id="ct474167936">
          <text:insertion>
            <office:change-info>
              <dc:creator>Bob Jacobsen</dc:creator>
              <dc:date>2012-05-28T17:03:00</dc:date>
            </office:change-info>
          </text:insertion>
        </text:changed-region>
        <text:changed-region xml:id="ct474162960" text:id="ct474162960">
          <text:insertion>
            <office:change-info>
              <dc:creator>Bob Jacobsen</dc:creator>
              <dc:date>2012-05-28T17:05:00</dc:date>
            </office:change-info>
          </text:insertion>
        </text:changed-region>
        <text:changed-region xml:id="ct474163088" text:id="ct474163088">
          <text:insertion>
            <office:change-info>
              <dc:creator>Bob Jacobsen</dc:creator>
              <dc:date>2012-05-28T17:06:00</dc:date>
            </office:change-info>
          </text:insertion>
        </text:changed-region>
        <text:changed-region xml:id="ct474168400" text:id="ct474168400">
          <text:insertion>
            <office:change-info>
              <dc:creator>Bob Jacobsen</dc:creator>
              <dc:date>2012-05-28T17:07:00</dc:date>
            </office:change-info>
          </text:insertion>
        </text:changed-region>
        <text:changed-region xml:id="ct474168528" text:id="ct474168528">
          <text:insertion>
            <office:change-info>
              <dc:creator>Bob Jacobsen</dc:creator>
              <dc:date>2012-05-28T20:54:00</dc:date>
            </office:change-info>
          </text:insertion>
        </text:changed-region>
        <text:changed-region xml:id="ct474169584" text:id="ct474169584">
          <text:insertion>
            <office:change-info>
              <dc:creator>Bob Jacobsen</dc:creator>
              <dc:date>2012-05-28T20:55:00</dc:date>
            </office:change-info>
          </text:insertion>
        </text:changed-region>
        <text:changed-region xml:id="ct474168784" text:id="ct474168784">
          <text:insertion>
            <office:change-info>
              <dc:creator>Bob Jacobsen</dc:creator>
              <dc:date>2012-06-01T13:32:00</dc:date>
            </office:change-info>
          </text:insertion>
        </text:changed-region>
        <text:changed-region xml:id="ct474169328" text:id="ct474169328">
          <text:insertion>
            <office:change-info>
              <dc:creator>Bob Jacobsen</dc:creator>
              <dc:date>2012-07-23T00:42:00</dc:date>
            </office:change-info>
          </text:insertion>
        </text:changed-region>
        <text:changed-region xml:id="ct474170032" text:id="ct474170032">
          <text:insertion>
            <office:change-info>
              <dc:creator>Bob Jacobsen</dc:creator>
              <dc:date>2012-07-23T15:50:00</dc:date>
            </office:change-info>
          </text:insertion>
        </text:changed-region>
        <text:changed-region xml:id="ct474124832" text:id="ct474124832">
          <text:insertion>
            <office:change-info>
              <dc:creator>Bob Jacobsen</dc:creator>
              <dc:date>2012-07-23T23:18:00</dc:date>
            </office:change-info>
          </text:insertion>
        </text:changed-region>
        <text:changed-region xml:id="ct474169680" text:id="ct474169680">
          <text:insertion>
            <office:change-info>
              <dc:creator>Bob Jacobsen</dc:creator>
              <dc:date>2012-08-02T14:58:00</dc:date>
            </office:change-info>
          </text:insertion>
        </text:changed-region>
        <text:changed-region xml:id="ct474169776" text:id="ct474169776">
          <text:insertion>
            <office:change-info>
              <dc:creator>Bob Jacobsen</dc:creator>
              <dc:date>2012-08-02T14:59:00</dc:date>
            </office:change-info>
          </text:insertion>
        </text:changed-region>
        <text:changed-region xml:id="ct474172128" text:id="ct474172128">
          <text:insertion>
            <office:change-info>
              <dc:creator>Bob Jacobsen</dc:creator>
              <dc:date>2012-08-02T15:00:00</dc:date>
            </office:change-info>
          </text:insertion>
        </text:changed-region>
        <text:changed-region xml:id="ct474172224" text:id="ct474172224">
          <text:insertion>
            <office:change-info>
              <dc:creator>Bob Jacobsen</dc:creator>
              <dc:date>2012-08-02T16:53:00</dc:date>
            </office:change-info>
          </text:insertion>
        </text:changed-region>
        <text:changed-region xml:id="ct474171984" text:id="ct474171984">
          <text:insertion>
            <office:change-info>
              <dc:creator>Bob Jacobsen</dc:creator>
              <dc:date>2012-08-02T15:00:00</dc:date>
            </office:change-info>
          </text:insertion>
        </text:changed-region>
        <text:changed-region xml:id="ct474172864" text:id="ct474172864">
          <text:insertion>
            <office:change-info>
              <dc:creator>Bob Jacobsen</dc:creator>
              <dc:date>2012-08-02T16:54:00</dc:date>
            </office:change-info>
          </text:insertion>
        </text:changed-region>
        <text:changed-region xml:id="ct474175200" text:id="ct474175200">
          <text:insertion>
            <office:change-info>
              <dc:creator>Bob Jacobsen</dc:creator>
              <dc:date>2012-08-02T15:00:00</dc:date>
            </office:change-info>
          </text:insertion>
        </text:changed-region>
        <text:changed-region xml:id="ct474175328" text:id="ct474175328">
          <text:insertion>
            <office:change-info>
              <dc:creator>Bob Jacobsen</dc:creator>
              <dc:date>2012-08-02T16:54:00</dc:date>
            </office:change-info>
          </text:insertion>
        </text:changed-region>
        <text:changed-region xml:id="ct474175632" text:id="ct474175632">
          <text:insertion>
            <office:change-info>
              <dc:creator>Bob Jacobsen</dc:creator>
              <dc:date>2012-08-02T15:00:00</dc:date>
            </office:change-info>
          </text:insertion>
        </text:changed-region>
        <text:changed-region xml:id="ct474175760" text:id="ct474175760">
          <text:insertion>
            <office:change-info>
              <dc:creator>Bob Jacobsen</dc:creator>
              <dc:date>2012-08-02T16:54:00</dc:date>
            </office:change-info>
          </text:insertion>
        </text:changed-region>
        <text:changed-region xml:id="ct474176064" text:id="ct474176064">
          <text:insertion>
            <office:change-info>
              <dc:creator>Bob Jacobsen</dc:creator>
              <dc:date>2012-08-02T15:00:00</dc:date>
            </office:change-info>
          </text:insertion>
        </text:changed-region>
        <text:changed-region xml:id="ct474176192" text:id="ct474176192">
          <text:insertion>
            <office:change-info>
              <dc:creator>Bob Jacobsen</dc:creator>
              <dc:date>2012-08-02T16:54:00</dc:date>
            </office:change-info>
          </text:insertion>
        </text:changed-region>
        <text:changed-region xml:id="ct474176736" text:id="ct474176736">
          <text:insertion>
            <office:change-info>
              <dc:creator>Bob Jacobsen</dc:creator>
              <dc:date>2012-08-02T15:00:00</dc:date>
            </office:change-info>
          </text:insertion>
        </text:changed-region>
        <text:changed-region xml:id="ct474176864" text:id="ct474176864">
          <text:insertion>
            <office:change-info>
              <dc:creator>Bob Jacobsen</dc:creator>
              <dc:date>2012-08-02T16:57:00</dc:date>
            </office:change-info>
          </text:insertion>
        </text:changed-region>
        <text:changed-region xml:id="ct474176992" text:id="ct474176992">
          <text:insertion>
            <office:change-info>
              <dc:creator>Bob Jacobsen</dc:creator>
              <dc:date>2012-08-02T22:00:00</dc:date>
            </office:change-info>
          </text:insertion>
        </text:changed-region>
        <text:changed-region xml:id="ct474176384" text:id="ct474176384">
          <text:insertion>
            <office:change-info>
              <dc:creator>Bob Jacobsen</dc:creator>
              <dc:date>2012-08-02T15:00:00</dc:date>
            </office:change-info>
          </text:insertion>
        </text:changed-region>
        <text:changed-region xml:id="ct474177424" text:id="ct474177424">
          <text:insertion>
            <office:change-info>
              <dc:creator>Bob Jacobsen</dc:creator>
              <dc:date>2012-09-26T17:26:00</dc:date>
            </office:change-info>
          </text:insertion>
        </text:changed-region>
        <text:changed-region xml:id="ct474187104" text:id="ct474187104">
          <text:insertion>
            <office:change-info>
              <dc:creator>Bob Jacobsen</dc:creator>
              <dc:date>2012-09-26T22:19:00</dc:date>
            </office:change-info>
          </text:insertion>
        </text:changed-region>
        <text:changed-region xml:id="ct474187280" text:id="ct474187280">
          <text:insertion>
            <office:change-info>
              <dc:creator>Bob Jacobsen</dc:creator>
              <dc:date>2012-09-26T22:33:00</dc:date>
            </office:change-info>
          </text:insertion>
        </text:changed-region>
        <text:changed-region xml:id="ct474189024" text:id="ct474189024">
          <text:insertion>
            <office:change-info>
              <dc:creator>Bob Jacobsen</dc:creator>
              <dc:date>2012-09-26T17:27:00</dc:date>
            </office:change-info>
          </text:insertion>
        </text:changed-region>
        <text:changed-region xml:id="ct474189488" text:id="ct474189488">
          <text:insertion>
            <office:change-info>
              <dc:creator>Bob Jacobsen</dc:creator>
              <dc:date>2012-09-26T17:28:00</dc:date>
            </office:change-info>
          </text:insertion>
        </text:changed-region>
        <text:changed-region xml:id="ct474192256" text:id="ct474192256">
          <text:insertion>
            <office:change-info>
              <dc:creator>Bob Jacobsen</dc:creator>
              <dc:date>2012-09-26T17:29:00</dc:date>
            </office:change-info>
          </text:insertion>
        </text:changed-region>
        <text:changed-region xml:id="ct474189296" text:id="ct474189296">
          <text:insertion>
            <office:change-info>
              <dc:creator>Bob Jacobsen</dc:creator>
              <dc:date>2012-09-26T17:30:00</dc:date>
            </office:change-info>
          </text:insertion>
        </text:changed-region>
        <text:changed-region xml:id="ct474190048" text:id="ct474190048">
          <text:insertion>
            <office:change-info>
              <dc:creator>Bob Jacobsen</dc:creator>
              <dc:date>2012-09-26T17:31:00</dc:date>
            </office:change-info>
          </text:insertion>
        </text:changed-region>
        <text:changed-region xml:id="ct474188400" text:id="ct474188400">
          <text:insertion>
            <office:change-info>
              <dc:creator>Bob Jacobsen</dc:creator>
              <dc:date>2012-09-26T17:32:00</dc:date>
            </office:change-info>
          </text:insertion>
        </text:changed-region>
        <text:changed-region xml:id="ct474188528" text:id="ct474188528">
          <text:insertion>
            <office:change-info>
              <dc:creator>Bob Jacobsen</dc:creator>
              <dc:date>2012-09-26T17:33:00</dc:date>
            </office:change-info>
          </text:insertion>
        </text:changed-region>
        <text:changed-region xml:id="ct474188688" text:id="ct474188688">
          <text:insertion>
            <office:change-info>
              <dc:creator>Bob Jacobsen</dc:creator>
              <dc:date>2012-05-27T00:17:00</dc:date>
            </office:change-info>
          </text:insertion>
        </text:changed-region>
        <text:changed-region xml:id="ct474188816" text:id="ct474188816">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4169571802432196565"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change-start text:change-id="ct478548800"/>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478548800"/><text:change-start text:change-id="ct478567632"/>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1651442022961346219" text:style-name="L2">
        <text:list-item>
          <text:p text:style-name="P32">OpenLCB Common Information Technical Note</text:p>
        </text:list-item>
      </text:list>
      <text:p text:style-name="Standard">This specification is in the context of the following OpenLCB Specifications:</text:p>
      <text:list xml:id="list4334587497727409445" text:style-name="L3">
        <text:list-item>
          <text:p text:style-name="P33">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386877072" text:continue-numbering="true" text:style-name="L3">
        <text:list-item>
          <text:p text:style-name="P33">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89568287" text:continue-numbering="true" text:style-name="L3">
        <text:list-item>
          <text:p text:style-name="P33">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14">(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4">(This is just informative, not normative; it's the actual MTI values that are normative, not how they were picked; what we're trying to do here <text:span text:style-name="T7">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4353682663360263229" text:style-name="L4">
        <text:list-item>
          <text:p text:style-name="P34">Use a dedicated bit field to distinguish the types, e.g. 1 indicates addressed and 0 means global.</text:p>
        </text:list-item>
        <text:list-item>
          <text:p text:style-name="P34">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change-end text:change-id="ct478567632"/></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change-start text:change-id="ct478571584"/>Field Name<text:change-end text:change-id="ct478571584"/></text:p>
          </table:table-cell>
          <table:table-cell table:style-name="Table10.A1" office:value-type="string">
            <text:p text:style-name="Table_20_Heading"><text:change-start text:change-id="ct478571136"/>Size &amp; Location mask<text:change-end text:change-id="ct478571136"/></text:p>
          </table:table-cell>
          <table:table-cell table:style-name="Table10.C1" office:value-type="string">
            <text:p text:style-name="Table_20_Heading"><text:change-start text:change-id="ct478570976"/>Description<text:change-end text:change-id="ct478570976"/></text:p>
          </table:table-cell>
        </table:table-row>
        <table:table-row>
          <table:table-cell table:style-name="Table10.A2" office:value-type="string">
            <text:p text:style-name="Table_20_Contents"><text:change-start text:change-id="ct478566704"/>Reserved<text:change-end text:change-id="ct478566704"/></text:p>
          </table:table-cell>
          <table:table-cell table:style-name="Table10.A2" office:value-type="string">
            <text:p text:style-name="Table_20_Contents"><text:change-start text:change-id="ct478566832"/>2 bits</text:p>
            <text:p text:style-name="Table_20_Contents">0xC000<text:change-end text:change-id="ct478566832"/></text:p>
          </table:table-cell>
          <table:table-cell table:style-name="Table10.C2" office:value-type="string">
            <text:p text:style-name="Table_20_Contents"><text:change-start text:change-id="ct478571728"/>Send and check as zero.<text:change-end text:change-id="ct478571728"/></text:p>
          </table:table-cell>
        </table:table-row>
        <table:table-row>
          <table:table-cell table:style-name="Table10.A2" office:value-type="string">
            <text:p text:style-name="Table_20_Contents"><text:change-start text:change-id="ct478572400"/>Special flag<text:change-end text:change-id="ct478572400"/></text:p>
          </table:table-cell>
          <table:table-cell table:style-name="Table10.A2" office:value-type="string">
            <text:p text:style-name="Table_20_Contents"><text:change-start text:change-id="ct478572496"/>1 bit</text:p>
            <text:p text:style-name="Table_20_Contents">0x2000<text:change-end text:change-id="ct478572496"/></text:p>
          </table:table-cell>
          <table:table-cell table:style-name="Table10.C2" office:value-type="string">
            <text:p text:style-name="Table_20_Contents"><text:change-start text:change-id="ct478572176"/>0 means original-segment only, 1 should be forwarded throughout.<text:change-end text:change-id="ct478572176"/></text:p>
          </table:table-cell>
        </table:table-row>
        <table:table-row>
          <table:table-cell table:style-name="Table10.A2" office:value-type="string">
            <text:p text:style-name="Table_20_Contents"><text:change-start text:change-id="ct478507920"/>Stream or Datagram<text:change-end text:change-id="ct478507920"/></text:p>
          </table:table-cell>
          <table:table-cell table:style-name="Table10.A2" office:value-type="string">
            <text:p text:style-name="Table_20_Contents"><text:change-start text:change-id="ct478572976"/>1 bit</text:p>
            <text:p text:style-name="Table_20_Contents">0x1000<text:change-end text:change-id="ct478572976"/></text:p>
          </table:table-cell>
          <table:table-cell table:style-name="Table10.C2" office:value-type="string">
            <text:p text:style-name="Table_20_Contents"><text:change-start text:change-id="ct478573104"/><text:s/>1 means stream or datagram, 0 means regular message.<text:change-end text:change-id="ct478573104"/></text:p>
          </table:table-cell>
        </table:table-row>
        <table:table-row>
          <table:table-cell table:style-name="Table10.A2" office:value-type="string">
            <text:p text:style-name="Table_20_Contents"><text:change-start text:change-id="ct478573376"/>Static Priority<text:change-end text:change-id="ct478573376"/></text:p>
          </table:table-cell>
          <table:table-cell table:style-name="Table10.A2" office:value-type="string">
            <text:p text:style-name="Table_20_Contents"><text:change-start text:change-id="ct478572624"/>2 bits</text:p>
            <text:p text:style-name="Table_20_Contents">0x0C00<text:change-end text:change-id="ct478572624"/></text:p>
          </table:table-cell>
          <table:table-cell table:style-name="Table10.C2" office:value-type="string">
            <text:p text:style-name="Table_20_Contents"><text:change-start text:change-id="ct478508208"/>0 to 3</text:p>
            <text:p text:style-name="Table_20_Contents">0 goes first, 3 last if priority processing is present<text:change-end text:change-id="ct478508208"/></text:p>
          </table:table-cell>
        </table:table-row>
        <text:soft-page-break/>
        <table:table-row table:style-name="Table10.6">
          <table:table-cell table:style-name="Table10.A2" office:value-type="string">
            <text:p text:style-name="Table_20_Contents"><text:change-start text:change-id="ct478573840"/>Type Within Priority<text:change-end text:change-id="ct478573840"/></text:p>
          </table:table-cell>
          <table:table-cell table:style-name="Table10.A2" office:value-type="string">
            <text:p text:style-name="Table_20_Contents"><text:change-start text:change-id="ct478573968"/>5 bits</text:p>
            <text:p text:style-name="Table_20_Contents"><text:change-end text:change-id="ct478573968"/><text:change-start text:change-id="ct478574064"/>0x03E0<text:change-end text:change-id="ct478574064"/></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478573600"/>Simple Node flag<text:change-end text:change-id="ct478573600"/></text:p>
          </table:table-cell>
          <table:table-cell table:style-name="Table10.A2" office:value-type="string">
            <text:p text:style-name="Table_20_Contents"><text:change-start text:change-id="ct478574464"/>1 bit<text:line-break/>0x0010<text:change-end text:change-id="ct478574464"/></text:p>
          </table:table-cell>
          <table:table-cell table:style-name="Table10.C2" office:value-type="string">
            <text:p text:style-name="Table_20_Contents"><text:change-start text:change-id="ct478509280"/>0 means for simple node, 1 means <text:s/>not<text:change-end text:change-id="ct478509280"/><text:change text:change-id="ct478574560"/></text:p>
          </table:table-cell>
        </table:table-row>
        <table:table-row>
          <table:table-cell table:style-name="Table10.A2" office:value-type="string">
            <text:p text:style-name="Table_20_Contents"><text:change-start text:change-id="ct478574768"/>Address Present<text:change-end text:change-id="ct478574768"/></text:p>
          </table:table-cell>
          <table:table-cell table:style-name="Table10.A2" office:value-type="string">
            <text:p text:style-name="Table_20_Contents"><text:change-start text:change-id="ct478574896"/>1 bit<text:line-break/>0x0008<text:change-end text:change-id="ct478574896"/></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478575168"/>Event ID flag<text:change-end text:change-id="ct478575168"/></text:p>
          </table:table-cell>
          <table:table-cell table:style-name="Table10.A2" office:value-type="string">
            <text:p text:style-name="Table_20_Contents"><text:change-start text:change-id="ct478575264"/>1 bit</text:p>
            <text:p text:style-name="Table_20_Contents">0x0004<text:change-end text:change-id="ct478575264"/></text:p>
          </table:table-cell>
          <table:table-cell table:style-name="Table10.C2" office:value-type="string">
            <text:p text:style-name="Table_20_Contents"><text:change-start text:change-id="ct478575360"/>1 means Event ID present, 0 not present<text:change-end text:change-id="ct478575360"/></text:p>
          </table:table-cell>
        </table:table-row>
        <table:table-row>
          <table:table-cell table:style-name="Table10.A2" office:value-type="string">
            <text:p text:style-name="Table_20_Contents"><text:change-start text:change-id="ct478575584"/>Modifier bits<text:change-end text:change-id="ct478575584"/></text:p>
          </table:table-cell>
          <table:table-cell table:style-name="Table10.A2" office:value-type="string">
            <text:p text:style-name="Table_20_Contents"><text:change-start text:change-id="ct478576016"/>2 bits</text:p>
            <text:p text:style-name="Table_20_Contents">0x0003<text:change-end text:change-id="ct478576016"/></text:p>
          </table:table-cell>
          <table:table-cell table:style-name="Table10.C2" office:value-type="string">
            <text:p text:style-name="Table_20_Contents"><text:change-start text:change-id="ct478574160"/>Used in some MTIs; by default 0b00 sent and checked<text:change-end text:change-id="ct478574160"/></text:p>
          </table:table-cell>
        </table:table-row>
      </table:table>
      <text:p text:style-name="Table_20_Heading"><text:change text:change-id="ct478573200"/><text:change-start text:change-id="ct478586704"/>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3"><text:span text:style-name="T11">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2">Values 3-15 or the top 2 bits are not currently used and available for the future.</text:span></text:p>
      <text:p text:style-name="Standard">The next eight bits form a specific message type number. This has substructure:</text:p>
      <text:list xml:id="list1703100741446799371" text:style-name="L5">
        <text:list-item>
          <text:p text:style-name="P35">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7">The priority mechanism may or may not work outside the priority field; MTIs should be chosen to work in either case.</text:p>
      <text:list xml:id="list415265361" text:continue-numbering="true" text:style-name="L5">
        <text:list-item>
          <text:p text:style-name="P35">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5"><text:soft-page-break/>The least significant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7">the</text:span> MTI is interpreted as flags that define the structure and format of the message type.</text:p>
      <text:list xml:id="list8293163821393824246" text:style-name="L6">
        <text:list-item>
          <text:p text:style-name="P36">The most significant bit, <text:span text:style-name="T7">the “Address Present” flag, indicates whether the message carries a destination address (1) or does not carry a destination address (0). These are also referred to as “addressed” or “global” messages respectively.</text:span></text:p>
        </text:list-item>
      </text:list>
      <text:p text:style-name="P17"><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7"><text:span text:style-name="T7">Addressed messages shall be delivered to the node in their destination node ID. <text:s/>They may, but need not, be delivered to other nodes.</text:span></text:p>
      <text:list xml:id="list9036786818599221866" text:style-name="L26">
        <text:list-item>
          <text:p text:style-name="P57">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7">resent) or right after the MTI (if no destination ID present).</text:span></text:p>
        </text:list-item>
      </text:list>
      <text:list xml:id="list7383886253192615203" text:style-name="L7">
        <text:list-item>
          <text:p text:style-name="P37">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0">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1">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9">0</text:p>
          </table:table-cell>
          <table:table-cell table:style-name="Table8.B2" office:value-type="string">
            <text:p text:style-name="Table_20_Contents">(Reserved)</text:p>
          </table:table-cell>
        </table:table-row>
        <table:table-row>
          <table:table-cell table:style-name="Table8.A2" office:value-type="float" office:value="1">
            <text:p text:style-name="P19">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9">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9">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9">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9">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9">6</text:p>
          </table:table-cell>
          <table:table-cell table:style-name="Table8.B2" office:value-type="string">
            <text:p text:style-name="Table_20_Contents">(Reserved)</text:p>
          </table:table-cell>
        </table:table-row>
        <table:table-row>
          <table:table-cell table:style-name="Table8.A2" office:value-type="float" office:value="7">
            <text:p text:style-name="P19">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text:change-end text:change-id="ct478586704"/><text:change-start text:change-id="ct478593696"/>If the “addressed” bit is <text:change-end text:change-id="ct478593696"/><text:change-start text:change-id="ct478598608"/>set to 1, the destination address is placed in the 1<text:span text:style-name="T18">st</text:span> two bytes of the data part of the CAN frame. <text:s/>The top nibble of the 1<text:span text:style-name="T18">st</text:span> byte contains flags (see below); the lower nibble of the 1<text:span text:style-name="T18">st</text:span> byte, and the entire 2<text:span text:style-name="T18">nd</text:span> byte contain the 12-bit destination alias from the CAN frame level <text:change-end text:change-id="ct478598608"/><text:change-start text:change-id="ct478598704"/>protocols.</text:p>
      <text:p text:style-name="Standard">The format of this in binary is</text:p>
      <text:p text:style-name="Standard"><text:tab/>rrff dddd, dddd dddd</text:p>
      <text:p text:style-name="Standard">rr are two reserved bits.</text:p>
      <text:p text:style-name="Standard">The tw<text:change-end text:change-id="ct478598704"/><text:change-start text:change-id="ct478600208"/>o ff bits can be used for packing and unpacking large messages to a sequence of CAN frames, see below. <text:s/>The coding is</text:p>
      <text:list xml:id="list6717995278766570234" text:style-name="L8">
        <text:list-item>
          <text:p text:style-name="P38"><text:soft-page-break/>00 Only frame</text:p>
        </text:list-item>
        <text:list-item>
          <text:p text:style-name="P38">01 First frame of more than one</text:p>
        </text:list-item>
        <text:list-item>
          <text:p text:style-name="P38">10 Last frame of more than one</text:p>
        </text:list-item>
        <text:list-item>
          <text:p text:style-name="P38">11<text:change-end text:change-id="ct478600208"/><text:change-start text:change-id="ct478602496"/> Middle frame of more than 2.</text:p>
        </text:list-item>
      </text:list>
      <text:p text:style-name="Standard">You can think of these as active-zero start <text:span text:style-name="T7">and</text:span> end bits respectively.</text:p>
      <text:p text:style-name="Standard"><text:change-end text:change-id="ct478602496"/></text:p>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text:change-start text:change-id="ct478603744"/>Field<text:change-end text:change-id="ct478603744"/></text:p>
            </table:table-cell>
            <table:table-cell table:style-name="Table11.A1" office:value-type="string">
              <text:p text:style-name="Table_20_Heading"><text:change-start text:change-id="ct478603216"/>CAN prefix<text:change-end text:change-id="ct478603216"/></text:p>
            </table:table-cell>
            <table:table-cell table:style-name="Table11.A1" office:value-type="string">
              <text:p text:style-name="Table_20_Heading"><text:change-start text:change-id="ct478603312"/>Frame <text:change-end text:change-id="ct478603312"/><text:change-start text:change-id="ct478603936"/>Type<text:change-end text:change-id="ct478603936"/></text:p>
            </table:table-cell>
            <table:table-cell table:style-name="Table11.A1" office:value-type="string">
              <text:p text:style-name="Table_20_Heading"><text:change-start text:change-id="ct478602688"/>Static Priority<text:change-end text:change-id="ct478602688"/></text:p>
            </table:table-cell>
            <table:table-cell table:style-name="Table11.A1" office:value-type="string">
              <text:p text:style-name="Table_20_Heading"><text:change-start text:change-id="ct478604032"/>Type within Priority<text:change-end text:change-id="ct478604032"/></text:p>
            </table:table-cell>
            <table:table-cell table:style-name="Table11.A1" office:value-type="string">
              <text:p text:style-name="Table_20_Heading"><text:change-start text:change-id="ct478510896"/>Simple Node flag<text:change-end text:change-id="ct478510896"/></text:p>
            </table:table-cell>
            <table:table-cell table:style-name="Table11.A1" office:value-type="string">
              <text:p text:style-name="Table_20_Heading"><text:change-start text:change-id="ct478604288"/>Address Present<text:change-end text:change-id="ct478604288"/></text:p>
            </table:table-cell>
            <table:table-cell table:style-name="Table11.A1" office:value-type="string">
              <text:p text:style-name="Table_20_Heading"><text:change-start text:change-id="ct478511120"/>Event ID present<text:change-end text:change-id="ct478511120"/></text:p>
            </table:table-cell>
            <table:table-cell table:style-name="Table11.A1" office:value-type="string">
              <text:p text:style-name="Table_20_Heading"><text:change-start text:change-id="ct478604384"/>Modifier<text:change-end text:change-id="ct478604384"/><text:change-start text:change-id="ct478604160"/> <text:change-end text:change-id="ct478604160"/><text:change-start text:change-id="ct478604480"/>Bits<text:change-end text:change-id="ct478604480"/></text:p>
            </table:table-cell>
            <table:table-cell table:style-name="Table11.J1" office:value-type="string">
              <text:p text:style-name="Table_20_Heading"><text:change-start text:change-id="ct478604576"/>Source ID<text:change-end text:change-id="ct478604576"/></text:p>
            </table:table-cell>
          </table:table-row>
        </table:table-header-rows>
        <table:table-row>
          <table:table-cell table:style-name="Table11.A2" office:value-type="string">
            <text:p text:style-name="Table_20_Heading"><text:change-start text:change-id="ct478605392"/>Size &amp; location (within 29-bit CAN Header)<text:change-end text:change-id="ct478605392"/></text:p>
          </table:table-cell>
          <table:table-cell table:style-name="Table11.A2" office:value-type="string">
            <text:p text:style-name="P19"><text:change-start text:change-id="ct478604672"/>0x1800,0000<text:change-end text:change-id="ct478604672"/></text:p>
          </table:table-cell>
          <table:table-cell table:style-name="Table11.A2" office:value-type="string">
            <text:p text:style-name="P19"><text:change-start text:change-id="ct478510736"/>0x0700,0000<text:change-end text:change-id="ct478510736"/></text:p>
          </table:table-cell>
          <table:table-cell table:style-name="Table11.A2" office:value-type="string">
            <text:p text:style-name="P19"><text:change-start text:change-id="ct478604768"/>0x00C0,0000<text:change-end text:change-id="ct478604768"/></text:p>
          </table:table-cell>
          <table:table-cell table:style-name="Table11.A2" office:value-type="string">
            <text:p text:style-name="P19"><text:change-start text:change-id="ct478512688"/>0x003E, 0000<text:change-end text:change-id="ct478512688"/></text:p>
          </table:table-cell>
          <table:table-cell table:style-name="Table11.A2" office:value-type="string">
            <text:p text:style-name="P19"><text:change-start text:change-id="ct478605488"/>0x0001,0000<text:change-end text:change-id="ct478605488"/></text:p>
          </table:table-cell>
          <table:table-cell table:style-name="Table11.A2" office:value-type="string">
            <text:p text:style-name="P19"><text:change-start text:change-id="ct478605584"/>0x0000,8000<text:change-end text:change-id="ct478605584"/></text:p>
          </table:table-cell>
          <table:table-cell table:style-name="Table11.A2" office:value-type="string">
            <text:p text:style-name="P19"><text:change-start text:change-id="ct478604944"/>0x0000,4000<text:change-end text:change-id="ct478604944"/></text:p>
          </table:table-cell>
          <table:table-cell table:style-name="Table11.A2" office:value-type="string">
            <text:p text:style-name="P19"><text:change-start text:change-id="ct478605040"/>0x0000,3000<text:change-end text:change-id="ct478605040"/></text:p>
          </table:table-cell>
          <table:table-cell table:style-name="Table11.J2" office:value-type="string">
            <text:p text:style-name="P19"><text:change-start text:change-id="ct478513104"/>12 bits</text:p>
            <text:p text:style-name="P19">0x0000,0FFF<text:change-end text:change-id="ct478513104"/></text:p>
          </table:table-cell>
        </table:table-row>
        <table:table-row>
          <table:table-cell table:style-name="Table11.A2" office:value-type="string">
            <text:p text:style-name="Table_20_Heading"><text:change-start text:change-id="ct478606384"/>Value(s)<text:change-end text:change-id="ct478606384"/></text:p>
          </table:table-cell>
          <table:table-cell table:style-name="Table11.B3" office:value-type="float" office:value="3">
            <text:p text:style-name="P19"><text:change-start text:change-id="ct478605984"/>3<text:change-end text:change-id="ct478605984"/></text:p>
          </table:table-cell>
          <table:table-cell table:style-name="Table11.B3" office:value-type="float" office:value="0">
            <text:p text:style-name="P19"><text:change-start text:change-id="ct478605680"/>0<text:change-end text:change-id="ct478605680"/></text:p>
          </table:table-cell>
          <table:table-cell table:style-name="Table11.A2" table:number-columns-spanned="6" office:value-type="string">
            <text:p text:style-name="P19"><text:change-start text:change-id="ct478513312"/>See Table 1 MTI description<text:change-end text:change-id="ct478513312"/></text:p>
          </table:table-cell>
          <table:covered-table-cell/>
          <table:covered-table-cell/>
          <table:covered-table-cell/>
          <table:covered-table-cell/>
          <table:covered-table-cell/>
          <table:table-cell table:style-name="Table11.J2" office:value-type="string">
            <text:p text:style-name="P19"><text:change-start text:change-id="ct478606192"/>12-bit alias for source node<text:change-end text:change-id="ct478606192"/></text:p>
          </table:table-cell>
        </table:table-row>
      </table:table>
      <text:p text:style-name="Table"><text:change-start text:change-id="ct478646544"/>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2">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9">2 bits</text:p>
            <text:p text:style-name="P19">0x1800,0000</text:p>
          </table:table-cell>
          <table:table-cell table:style-name="Table2.A2" office:value-type="string">
            <text:p text:style-name="P19">3 bits</text:p>
            <text:p text:style-name="P19">0x0700,0000</text:p>
          </table:table-cell>
          <table:table-cell table:style-name="Table2.A2" office:value-type="string">
            <text:p text:style-name="P19">12 bits</text:p>
            <text:p text:style-name="P19">0x00FF,F000</text:p>
          </table:table-cell>
          <table:table-cell table:style-name="Table2.E2" office:value-type="string">
            <text:p text:style-name="P19">12 bits</text:p>
            <text:p text:style-name="P19">0x0000,0FFF</text:p>
          </table:table-cell>
        </table:table-row>
        <table:table-row>
          <table:table-cell table:style-name="Table2.A2" office:value-type="string">
            <text:p text:style-name="Table_20_Heading">Value(s)</text:p>
          </table:table-cell>
          <table:table-cell table:style-name="Table2.B3" office:value-type="float" office:value="3">
            <text:p text:style-name="P19">3</text:p>
          </table:table-cell>
          <table:table-cell table:style-name="Table2.B3" office:value-type="float" office:value="6">
            <text:p text:style-name="P19">6</text:p>
          </table:table-cell>
          <table:table-cell table:style-name="Table2.A2" office:value-type="string">
            <text:p text:style-name="P19">12-bit alias for destination node</text:p>
          </table:table-cell>
          <table:table-cell table:style-name="Table2.E2" office:value-type="string">
            <text:p text:style-name="P19">12-bit alias for source node</text:p>
          </table:table-cell>
        </table:table-row>
      </table:table>
      <text:p text:style-name="Table">Table <text:sequence text:ref-name="refTable3" text:name="Table" text:formula="ooow:Table+1" style:num-format="1">4</text:sequence>: Addressed MTI CAN Header Format</text:p>
      <text:p text:style-name="P12"/>
      <text:p text:style-name="P12"/>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3984749951494231158" text:style-name="L9">
        <text:list-item>
          <text:p text:style-name="P39">The source Node ID</text:p>
        </text:list-item>
        <text:list-item>
          <text:p text:style-name="P39">The MTI</text:p>
        </text:list-item>
        <text:list-item>
          <text:p text:style-name="P39">If flagged as present, the destination Node ID</text:p>
        </text:list-item>
        <text:list-item>
          <text:p text:style-name="P39">If flagged as present, an Event ID</text:p>
        </text:list-item>
        <text:list-item>
          <text:p text:style-name="P39">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8195795487315251734" text:style-name="L10">
        <text:list-item>
          <text:p text:style-name="P40">Uninitialized</text:p>
        </text:list-item>
        <text:list-item>
          <text:p text:style-name="P40">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Simple Node </text:p>
          </table:table-cell>
          <table:table-cell table:style-name="Table3.A1" office:value-type="string">
            <text:p text:style-name="P20">Common</text:p>
            <text:p text:style-name="P20">MTI</text:p>
          </table:table-cell>
          <table:table-cell table:style-name="Table3.A1" office:value-type="string">
            <text:p text:style-name="P20">CAN format</text:p>
          </table:table-cell>
          <table:table-cell table:style-name="Table3.G1" office:value-type="string">
            <text:p text:style-name="P2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0x0100</text:p>
          </table:table-cell>
          <table:table-cell table:style-name="Table3.A2" office:value-type="string">
            <text:p text:style-name="P19">0x1910,0sss</text:p>
          </table:table-cell>
          <table:table-cell table:style-name="Table3.G2" office:value-type="string">
            <text:p text:style-name="P19">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Simple Node </text:p>
          </table:table-cell>
          <table:table-cell table:style-name="Table4.A1" office:value-type="string">
            <text:p text:style-name="P20">Common</text:p>
            <text:p text:style-name="P20">MTI</text:p>
          </table:table-cell>
          <table:table-cell table:style-name="Table4.A1" office:value-type="string">
            <text:p text:style-name="P20">CAN format</text:p>
          </table:table-cell>
          <table:table-cell table:style-name="Table4.G1" office:value-type="string">
            <text:p text:style-name="P20">Data Content</text:p>
          </table:table-cell>
        </table:table-row>
        <table:table-row>
          <table:table-cell table:style-name="Table4.A2" table:number-rows-spanned="2" office:value-type="string">
            <text:p text:style-name="P19">Verify Node ID</text:p>
          </table:table-cell>
          <table:table-cell table:style-name="Table4.A2" office:value-type="string">
            <text:p text:style-name="P19">N</text:p>
          </table:table-cell>
          <table:table-cell table:style-name="Table4.A2" office:value-type="string">
            <text:p text:style-name="P19">N</text:p>
          </table:table-cell>
          <table:table-cell table:style-name="Table4.A2" office:value-type="string">
            <text:p text:style-name="P19">Y</text:p>
          </table:table-cell>
          <table:table-cell table:style-name="Table4.A2" office:value-type="string">
            <text:p text:style-name="P19">0x28A7</text:p>
          </table:table-cell>
          <table:table-cell table:style-name="Table4.A2" office:value-type="string">
            <text:p text:style-name="P19">0x1949,0sss</text:p>
          </table:table-cell>
          <table:table-cell table:style-name="Table4.G2" office:value-type="string">
            <text:p text:style-name="P19">(optional) Node ID</text:p>
          </table:table-cell>
        </table:table-row>
        <table:table-row>
          <table:covered-table-cell/>
          <table:table-cell table:style-name="Table4.A2" office:value-type="string">
            <text:p text:style-name="P19">Y</text:p>
          </table:table-cell>
          <table:table-cell table:style-name="Table4.A2" office:value-type="string">
            <text:p text:style-name="P19">N</text:p>
          </table:table-cell>
          <table:table-cell table:style-name="Table4.A2" office:value-type="string">
            <text:p text:style-name="P19"/>
          </table:table-cell>
          <table:table-cell table:style-name="Table4.A2" office:value-type="string">
            <text:p text:style-name="P19">0x30A0</text:p>
          </table:table-cell>
          <table:table-cell table:style-name="Table4.A2" office:value-type="string">
            <text:p text:style-name="P19">0x1948,8sss fddd</text:p>
          </table:table-cell>
          <table:table-cell table:style-name="Table4.G2" office:value-type="string">
            <text:p text:style-name="P19">(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Simple Node </text:p>
          </table:table-cell>
          <table:table-cell table:style-name="Table5.A1" office:value-type="string">
            <text:p text:style-name="P20">Common</text:p>
            <text:p text:style-name="P20">MTI</text:p>
          </table:table-cell>
          <table:table-cell table:style-name="Table5.A1" office:value-type="string">
            <text:p text:style-name="P20">CAN format</text:p>
          </table:table-cell>
          <table:table-cell table:style-name="Table5.G1" office:value-type="string">
            <text:p text:style-name="P20">Data Content</text:p>
          </table:table-cell>
        </table:table-row>
        <table:table-row>
          <table:table-cell table:style-name="Table5.A2" office:value-type="string">
            <text:p text:style-name="P19">Verified Node ID</text:p>
          </table:table-cell>
          <table:table-cell table:style-name="Table5.A2" office:value-type="string">
            <text:p text:style-name="P19">N</text:p>
          </table:table-cell>
          <table:table-cell table:style-name="Table5.A2" office:value-type="string">
            <text:p text:style-name="P19">N</text:p>
          </table:table-cell>
          <table:table-cell table:style-name="Table5.A2" office:value-type="string">
            <text:p text:style-name="P19">Y</text:p>
          </table:table-cell>
          <table:table-cell table:style-name="Table5.A2" office:value-type="string">
            <text:p text:style-name="P19">0x28B7</text:p>
          </table:table-cell>
          <table:table-cell table:style-name="Table5.A2" office:value-type="string">
            <text:p text:style-name="P19">0x1917,0sss</text:p>
          </table:table-cell>
          <table:table-cell table:style-name="Table5.G2" office:value-type="string">
            <text:p text:style-name="P19">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should there be an addressed version of this? Can always send to the source ID/alias of request, so will always work.)</text:p>
      <text:p text:style-name="P10">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20">Name</text:p>
          </table:table-cell>
          <table:table-cell table:style-name="Table6.A1" office:value-type="string">
            <text:p text:style-name="P20">Dest ID</text:p>
          </table:table-cell>
          <table:table-cell table:style-name="Table6.A1" office:value-type="string">
            <text:p text:style-name="P20">Event ID</text:p>
          </table:table-cell>
          <table:table-cell table:style-name="Table6.A1" office:value-type="string">
            <text:p text:style-name="P20">Simple Node </text:p>
          </table:table-cell>
          <table:table-cell table:style-name="Table6.A1" office:value-type="string">
            <text:p text:style-name="P20">Common</text:p>
            <text:p text:style-name="P20">MTI</text:p>
          </table:table-cell>
          <table:table-cell table:style-name="Table6.A1" office:value-type="string">
            <text:p text:style-name="P20">CAN format</text:p>
          </table:table-cell>
          <table:table-cell table:style-name="Table6.G1" office:value-type="string">
            <text:p text:style-name="P20">Data Content</text:p>
          </table:table-cell>
        </table:table-row>
        <table:table-row table:style-name="Table6.1">
          <table:table-cell table:style-name="Table6.A2" office:value-type="string">
            <text:p text:style-name="P19">Optional Interaction Rejected</text:p>
          </table:table-cell>
          <table:table-cell table:style-name="Table6.A2" office:value-type="string">
            <text:p text:style-name="P19">Y</text:p>
          </table:table-cell>
          <table:table-cell table:style-name="Table6.A2" office:value-type="string">
            <text:p text:style-name="P19">N</text:p>
          </table:table-cell>
          <table:table-cell table:style-name="Table6.A2" office:value-type="string">
            <text:p text:style-name="P19"/>
          </table:table-cell>
          <table:table-cell table:style-name="Table6.A2" office:value-type="string">
            <text:p text:style-name="P19">0x30C0</text:p>
          </table:table-cell>
          <table:table-cell table:style-name="Table6.A2" office:value-type="string">
            <text:p text:style-name="P19">0x1906,8sss fddd</text:p>
          </table:table-cell>
          <table:table-cell table:style-name="Table6.G2" office:value-type="string">
            <text:p text:style-name="P19">Error codes, MTI, optional information</text:p>
          </table:table-cell>
        </table:table-row>
      </table:table>
      <text:p text:style-name="P12"/>
      <text:p text:style-name="P11">The contents are, in order:</text:p>
      <text:list xml:id="list5729639210002690555" text:style-name="L11">
        <text:list-item>
          <text:p text:style-name="P42">Two bytes of error code.</text:p>
        </text:list-item>
        <text:list-item>
          <text:p text:style-name="P41"><text:soft-page-break/><text:span text:style-name="T7">Two bytes of MTI. <text:s/>If the frame transport only delivered part of the MTI</text:span><text:span text:style-name="T7"><text:note text:id="ftn3" text:note-class="footnote"><text:note-citation>3</text:note-citation><text:note-body><text:p text:style-name="Footnote">For example, CAN delivers <text:change text:change-id="ct478639456"/><text:change-start text:change-id="ct478639248"/>13<text:change-end text:change-id="ct478639248"/> bits of the MTI via each frame<text:change-start text:change-id="ct478639072"/> (the special bit is known to be zero)<text:change-end text:change-id="ct478639072"/>.</text:p></text:note-body></text:note></text:span><text:span text:style-name="T7">, that content is returned with the rest of the MTI bits set to zero.</text:span></text:p>
        </text:list-item>
        <text:list-item>
          <text:p text:style-name="P42">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8">0x1000 bit: if set, this is known to be a temporary error, and the interaction can be retried.</text:p>
      <text:p text:style-name="P18">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20">Name</text:p>
          </table:table-cell>
          <table:table-cell table:style-name="Table7.A1" office:value-type="string">
            <text:p text:style-name="P20">Dest ID</text:p>
          </table:table-cell>
          <table:table-cell table:style-name="Table7.A1" office:value-type="string">
            <text:p text:style-name="P20">Event ID</text:p>
          </table:table-cell>
          <table:table-cell table:style-name="Table7.A1" office:value-type="string">
            <text:p text:style-name="P20">Simple Node </text:p>
          </table:table-cell>
          <table:table-cell table:style-name="Table7.A1" office:value-type="string">
            <text:p text:style-name="P20">Common</text:p>
            <text:p text:style-name="P20">MTI</text:p>
          </table:table-cell>
          <table:table-cell table:style-name="Table7.A1" office:value-type="string">
            <text:p text:style-name="P20">CAN format</text:p>
          </table:table-cell>
          <table:table-cell table:style-name="Table7.G1" office:value-type="string">
            <text:p text:style-name="P20">Data Content</text:p>
          </table:table-cell>
        </table:table-row>
        <table:table-row>
          <table:table-cell table:style-name="Table7.A2" office:value-type="string">
            <text:p text:style-name="P19">Terminate Due to Error</text:p>
          </table:table-cell>
          <table:table-cell table:style-name="Table7.A2" office:value-type="string">
            <text:p text:style-name="P19">Y</text:p>
          </table:table-cell>
          <table:table-cell table:style-name="Table7.A2" office:value-type="string">
            <text:p text:style-name="P19">N</text:p>
          </table:table-cell>
          <table:table-cell table:style-name="Table7.A2" office:value-type="string">
            <text:p text:style-name="P19"/>
          </table:table-cell>
          <table:table-cell table:style-name="Table7.A2" office:value-type="string">
            <text:p text:style-name="P19">0x30D0</text:p>
          </table:table-cell>
          <table:table-cell table:style-name="Table7.A2" office:value-type="string">
            <text:p text:style-name="P19">0x19A0,8sss fddd</text:p>
          </table:table-cell>
          <table:table-cell table:style-name="Table7.G2" office:value-type="string">
            <text:p text:style-name="P19">Error code, MTI, optional information</text:p>
          </table:table-cell>
        </table:table-row>
      </table:table>
      <text:p text:style-name="P18"/>
      <text:p text:style-name="P11">The contents are, in order:</text:p>
      <text:list xml:id="list470171876" text:continue-numbering="true" text:style-name="L11">
        <text:list-item>
          <text:p text:style-name="P42">Two bytes of error code.</text:p>
        </text:list-item>
        <text:list-item>
          <text:p text:style-name="P41"><text:span text:style-name="T7">Two bytes of MTI. <text:s/>If the frame transport only delivered part of the MTI</text:span><text:span text:style-name="T7"><text:note text:id="ftn4" text:note-class="footnote"><text:note-citation>4</text:note-citation><text:note-body><text:p text:style-name="Footnote"><text:change-start text:change-id="ct478643088"/>For example, CAN delivers 14 bits of the MTI<text:change-end text:change-id="ct478643088"/><text:change-start text:change-id="ct478643616"/> via each frame (the special bit is known to be zero and <text:span text:style-name="T10">the</text:span> stream/datagram bit can be inferred).<text:change-end text:change-id="ct478643616"/></text:p></text:note-body></text:note></text:span><text:span text:style-name="T7">, that content is returned with the rest of the MTI bits set to zero.</text:span></text:p>
        </text:list-item>
        <text:list-item>
          <text:p text:style-name="P42">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 <text:s/><text:span text:style-name="T19">(combine the errors flags into a single section)</text:span></text:p>
      <text:p text:style-name="P18">0x1000 bit: if set, this is known to be a temporary error, and the interaction can be retried.</text:p>
      <text:p text:style-name="P18">0x2000 bit: if set, this is known to be a permanent error, and the interaction must not be retried.</text:p>
      <text:p text:style-name="P18"/>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0">Name</text:p>
          </table:table-cell>
          <table:table-cell table:style-name="Table9.A1" office:value-type="string">
            <text:p text:style-name="P20">Dest ID</text:p>
          </table:table-cell>
          <table:table-cell table:style-name="Table9.A1" office:value-type="string">
            <text:p text:style-name="P20">Event ID</text:p>
          </table:table-cell>
          <table:table-cell table:style-name="Table9.A1" office:value-type="string">
            <text:p text:style-name="P20">Simple Node </text:p>
          </table:table-cell>
          <table:table-cell table:style-name="Table9.A1" office:value-type="string">
            <text:p text:style-name="P20">Common</text:p>
            <text:p text:style-name="P20">MTI</text:p>
          </table:table-cell>
          <table:table-cell table:style-name="Table9.A1" office:value-type="string">
            <text:p text:style-name="P20">CAN format</text:p>
          </table:table-cell>
          <table:table-cell table:style-name="Table9.G1" office:value-type="string">
            <text:p text:style-name="P20">Data Content</text:p>
          </table:table-cell>
        </table:table-row>
        <text:soft-page-break/>
        <table:table-row>
          <table:table-cell table:style-name="Table9.A2" office:value-type="string">
            <text:p text:style-name="P19">Protocol Support Inquiry</text:p>
          </table:table-cell>
          <table:table-cell table:style-name="Table9.A2" office:value-type="string">
            <text:p text:style-name="P19">Y</text:p>
          </table:table-cell>
          <table:table-cell table:style-name="Table9.A2" office:value-type="string">
            <text:p text:style-name="P19">N</text:p>
          </table:table-cell>
          <table:table-cell table:style-name="Table9.A2" office:value-type="string">
            <text:p text:style-name="P19">N</text:p>
          </table:table-cell>
          <table:table-cell table:style-name="Table9.A2" office:value-type="string">
            <text:p text:style-name="P19">0x32E0</text:p>
          </table:table-cell>
          <table:table-cell table:style-name="Table9.A2" office:value-type="string">
            <text:p text:style-name="P19">0x1Edd,dsss 2E</text:p>
          </table:table-cell>
          <table:table-cell table:style-name="Table9.G2" office:value-type="string">
            <text:p text:style-name="P19">(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20">Name</text:p>
          </table:table-cell>
          <table:table-cell table:style-name="Table12.A1" office:value-type="string">
            <text:p text:style-name="P20">Dest ID</text:p>
          </table:table-cell>
          <table:table-cell table:style-name="Table12.A1" office:value-type="string">
            <text:p text:style-name="P20">Event ID</text:p>
          </table:table-cell>
          <table:table-cell table:style-name="Table12.A1" office:value-type="string">
            <text:p text:style-name="P20">Simple Node </text:p>
          </table:table-cell>
          <table:table-cell table:style-name="Table12.A1" office:value-type="string">
            <text:p text:style-name="P20">Common</text:p>
            <text:p text:style-name="P20">MTI</text:p>
          </table:table-cell>
          <table:table-cell table:style-name="Table12.A1" office:value-type="string">
            <text:p text:style-name="P20">CAN format</text:p>
          </table:table-cell>
          <table:table-cell table:style-name="Table12.G1" office:value-type="string">
            <text:p text:style-name="P20">Data Content</text:p>
          </table:table-cell>
        </table:table-row>
        <table:table-row>
          <table:table-cell table:style-name="Table12.A2" office:value-type="string">
            <text:p text:style-name="P19">Protocol Support Reply</text:p>
          </table:table-cell>
          <table:table-cell table:style-name="Table12.A2" office:value-type="string">
            <text:p text:style-name="P19">Y</text:p>
          </table:table-cell>
          <table:table-cell table:style-name="Table12.A2" office:value-type="string">
            <text:p text:style-name="P19">N</text:p>
          </table:table-cell>
          <table:table-cell table:style-name="Table12.A2" office:value-type="string">
            <text:p text:style-name="P19">N</text:p>
          </table:table-cell>
          <table:table-cell table:style-name="Table12.A2" office:value-type="string">
            <text:p text:style-name="P19">0x32F0</text:p>
          </table:table-cell>
          <table:table-cell table:style-name="Table12.A2" office:value-type="string">
            <text:p text:style-name="P19">0x1Edd,dsss 2F</text:p>
          </table:table-cell>
          <table:table-cell table:style-name="Table12.G2" office:value-type="string">
            <text:p text:style-name="P15">One or more bytes identifying the supported OpenLCB protocols; see Table immediately below for coding.</text:p>
          </table:table-cell>
        </table:table-row>
      </table:table>
      <text:p text:style-name="P12"/>
      <text:p text:style-name="Standard">A 1 bit in a position indicates that the corresponding protocol is supported by the sending node. A 0 bit in a position indicates that the corresponding protocol is not supported by the sending node.</text:p>
      <text:p text:style-name="Standard"><text:change-end text:change-id="ct478646544"/></text:p>
      <table:table table:name="Table13" table:style-name="Table13">
        <table:table-column table:style-name="Table13.A"/>
        <table:table-column table:style-name="Table13.B"/>
        <table:table-header-rows>
          <table:table-row table:style-name="Table13.1">
            <table:table-cell table:style-name="Table13.A1" office:value-type="string">
              <text:p text:style-name="P21"><text:change-start text:change-id="ct478650208"/><text:s text:c="4"/>vv vv vv vv vv vv<text:change-end text:change-id="ct478650208"/></text:p>
            </table:table-cell>
            <table:table-cell table:style-name="Table13.B1" office:value-type="string">
              <text:p text:style-name="P21"><text:change-start text:change-id="ct478648560"/>Protocol<text:change-end text:change-id="ct478648560"/></text:p>
            </table:table-cell>
          </table:table-row>
        </table:table-header-rows>
        <table:table-row table:style-name="Table13.1">
          <table:table-cell table:style-name="Table13.A2" office:value-type="string">
            <text:p text:style-name="P15"><text:change-start text:change-id="ct77494784"/>0x80 00 00 00 00 00<text:change-end text:change-id="ct77494784"/></text:p>
          </table:table-cell>
          <table:table-cell table:style-name="Table13.B2" office:value-type="string">
            <text:p text:style-name="P19"><text:change-start text:change-id="ct77494944"/>Simple Protocol subset<text:change-end text:change-id="ct77494944"/></text:p>
          </table:table-cell>
        </table:table-row>
        <table:table-row table:style-name="Table13.1">
          <table:table-cell table:style-name="Table13.A2" office:value-type="string">
            <text:p text:style-name="P15"><text:change-start text:change-id="ct77495232"/>0x40 00 00 00 00 00<text:change-end text:change-id="ct77495232"/></text:p>
          </table:table-cell>
          <table:table-cell table:style-name="Table13.B2" office:value-type="string">
            <text:p text:style-name="P19"><text:change-start text:change-id="ct77495392"/>Datagram Protocol<text:change-end text:change-id="ct77495392"/></text:p>
          </table:table-cell>
        </table:table-row>
        <table:table-row table:style-name="Table13.1">
          <table:table-cell table:style-name="Table13.A2" office:value-type="string">
            <text:p text:style-name="P15"><text:change-start text:change-id="ct77495680"/>0x20 00 00 00 00 00<text:change-end text:change-id="ct77495680"/></text:p>
          </table:table-cell>
          <table:table-cell table:style-name="Table13.B2" office:value-type="string">
            <text:p text:style-name="P19"><text:change-start text:change-id="ct77496000"/>Stream Protocol<text:change-end text:change-id="ct77496000"/></text:p>
          </table:table-cell>
        </table:table-row>
        <table:table-row table:style-name="Table13.1">
          <table:table-cell table:style-name="Table13.A2" office:value-type="string">
            <text:p text:style-name="P15"><text:change-start text:change-id="ct77496880"/>0x10 00 00 00 00 00<text:change-end text:change-id="ct77496880"/></text:p>
          </table:table-cell>
          <table:table-cell table:style-name="Table13.B2" office:value-type="string">
            <text:p text:style-name="P19"><text:change-start text:change-id="ct77497088"/>Memory Configuration Protocol<text:change-end text:change-id="ct77497088"/></text:p>
          </table:table-cell>
        </table:table-row>
        <table:table-row table:style-name="Table13.1">
          <table:table-cell table:style-name="Table13.A2" office:value-type="string">
            <text:p text:style-name="P15"><text:change-start text:change-id="ct77497392"/>0x08 00 00 00 00 00<text:change-end text:change-id="ct77497392"/></text:p>
          </table:table-cell>
          <table:table-cell table:style-name="Table13.B2" office:value-type="string">
            <text:p text:style-name="P19"><text:change-start text:change-id="ct77497552"/>Reservation Protocol<text:change-end text:change-id="ct77497552"/></text:p>
          </table:table-cell>
        </table:table-row>
        <table:table-row table:style-name="Table13.1">
          <table:table-cell table:style-name="Table13.A2" office:value-type="string">
            <text:p text:style-name="P15"><text:change-start text:change-id="ct77497824"/>0x04 00 00 00 00 00<text:change-end text:change-id="ct77497824"/></text:p>
          </table:table-cell>
          <table:table-cell table:style-name="Table13.B2" office:value-type="string">
            <text:p text:style-name="P19"><text:change-start text:change-id="ct77498032"/>Event Exchange (Producer/Consumer) Protocol<text:change-end text:change-id="ct77498032"/></text:p>
          </table:table-cell>
        </table:table-row>
        <table:table-row table:style-name="Table13.1">
          <table:table-cell table:style-name="Table13.A2" office:value-type="string">
            <text:p text:style-name="P15"><text:change-start text:change-id="ct77496496"/>0x02 00 00 00 00 00<text:change-end text:change-id="ct77496496"/></text:p>
          </table:table-cell>
          <table:table-cell table:style-name="Table13.B2" office:value-type="string">
            <text:p text:style-name="P19"><text:change-start text:change-id="ct77498432"/>Identification Protocol<text:change-end text:change-id="ct77498432"/></text:p>
          </table:table-cell>
        </table:table-row>
        <table:table-row table:style-name="Table13.1">
          <table:table-cell table:style-name="Table13.A2" office:value-type="string">
            <text:p text:style-name="P15"><text:change-start text:change-id="ct77498704"/>0x01 00 00 00 00 00<text:change-end text:change-id="ct77498704"/></text:p>
          </table:table-cell>
          <table:table-cell table:style-name="Table13.B2" office:value-type="string">
            <text:p text:style-name="P19"><text:change-start text:change-id="ct77498864"/>Teaching/Learning Configuration Protocol<text:change-end text:change-id="ct77498864"/></text:p>
          </table:table-cell>
        </table:table-row>
        <table:table-row table:style-name="Table13.1">
          <table:table-cell table:style-name="Table13.A2" office:value-type="string">
            <text:p text:style-name="P15"><text:change-start text:change-id="ct77499168"/>0x00 80 00 00 00 00<text:change-end text:change-id="ct77499168"/></text:p>
          </table:table-cell>
          <table:table-cell table:style-name="Table13.B2" office:value-type="string">
            <text:p text:style-name="P19"><text:change-start text:change-id="ct77499328"/>Remote Button Protocol<text:change-end text:change-id="ct77499328"/></text:p>
          </table:table-cell>
        </table:table-row>
        <text:soft-page-break/>
        <table:table-row table:style-name="Table13.1">
          <table:table-cell table:style-name="Table13.A2" office:value-type="string">
            <text:p text:style-name="P15"><text:change-start text:change-id="ct77499632"/>0x00 40 00 00 00 00<text:change-end text:change-id="ct77499632"/></text:p>
          </table:table-cell>
          <table:table-cell table:style-name="Table13.B2" office:value-type="string">
            <text:p text:style-name="P19"><text:change-start text:change-id="ct77499728"/>Abbreviated Default CDI Protocol<text:change-end text:change-id="ct77499728"/></text:p>
          </table:table-cell>
        </table:table-row>
        <table:table-row table:style-name="Table13.1">
          <table:table-cell table:style-name="Table13.A2" office:value-type="string">
            <text:p text:style-name="P15"><text:change-start text:change-id="ct77500016"/>0x00 20 00 00 00 00<text:change-end text:change-id="ct77500016"/></text:p>
          </table:table-cell>
          <table:table-cell table:style-name="Table13.B2" office:value-type="string">
            <text:p text:style-name="P19"><text:change-start text:change-id="ct77500272"/>Display Protocol<text:change-end text:change-id="ct77500272"/></text:p>
          </table:table-cell>
        </table:table-row>
        <table:table-row table:style-name="Table13.1">
          <table:table-cell table:style-name="Table13.A2" office:value-type="string">
            <text:p text:style-name="P15"><text:change-start text:change-id="ct77500576"/>0x00 10 00 00 00 00<text:change-end text:change-id="ct77500576"/></text:p>
          </table:table-cell>
          <table:table-cell table:style-name="Table13.B2" office:value-type="string">
            <text:p text:style-name="P19"><text:change-start text:change-id="ct77500752"/>Simple Node Information Protocol<text:change-end text:change-id="ct77500752"/></text:p>
          </table:table-cell>
        </table:table-row>
        <table:table-row table:style-name="Table13.1">
          <table:table-cell table:style-name="Table13.A2" office:value-type="string">
            <text:p text:style-name="P15"><text:change-start text:change-id="ct77501024"/>0x00 08 00 00 00 00<text:change-end text:change-id="ct77501024"/></text:p>
          </table:table-cell>
          <table:table-cell table:style-name="Table13.B2" office:value-type="string">
            <text:p text:style-name="P19"><text:change-start text:change-id="ct77501200"/>Configuration Description Information (CDI)<text:change-end text:change-id="ct77501200"/></text:p>
          </table:table-cell>
        </table:table-row>
        <table:table-row table:style-name="Table13.1">
          <table:table-cell table:style-name="Table13.A2" office:value-type="string">
            <text:p text:style-name="P15"><text:change-start text:change-id="ct77498304"/>0x00 04 00 00 00 00<text:change-end text:change-id="ct77498304"/></text:p>
          </table:table-cell>
          <table:table-cell table:style-name="Table13.B2" office:value-type="string">
            <text:p text:style-name="P19"><text:change-start text:change-id="ct77501680"/>Traction Control Protocol (Train Protocol)<text:change-end text:change-id="ct77501680"/></text:p>
          </table:table-cell>
        </table:table-row>
        <table:table-row table:style-name="Table13.1">
          <table:table-cell table:style-name="Table13.A2" office:value-type="string">
            <text:p text:style-name="P15"><text:change-start text:change-id="ct77501952"/>0x00 02 00 00 00 00<text:change-end text:change-id="ct77501952"/></text:p>
          </table:table-cell>
          <table:table-cell table:style-name="Table13.B2" office:value-type="string">
            <text:p text:style-name="P19"><text:change-start text:change-id="ct77502160"/>Function Description Information (FDI)<text:change-end text:change-id="ct77502160"/></text:p>
          </table:table-cell>
        </table:table-row>
        <table:table-row table:style-name="Table13.1">
          <table:table-cell table:style-name="Table13.A2" office:value-type="string">
            <text:p text:style-name="P15"><text:change-start text:change-id="ct77502480"/>0x00 01 00 00 00 00<text:change-end text:change-id="ct77502480"/></text:p>
          </table:table-cell>
          <table:table-cell table:style-name="Table13.B2" office:value-type="string">
            <text:p text:style-name="P19"><text:change-start text:change-id="ct77502640"/>DCC Command Station Protocol<text:change-end text:change-id="ct77502640"/></text:p>
          </table:table-cell>
        </table:table-row>
        <table:table-row table:style-name="Table13.1">
          <table:table-cell table:style-name="Table13.A2" office:value-type="string">
            <text:p text:style-name="P19"><text:change-start text:change-id="ct77501296"/>All others<text:change-end text:change-id="ct77501296"/></text:p>
          </table:table-cell>
          <table:table-cell table:style-name="Table13.B2" office:value-type="string">
            <text:p text:style-name="P19"><text:change-start text:change-id="ct77501504"/>Reserved for future protocol bits. Shall be sent as 0 and ignored upon receipt.<text:change-end text:change-id="ct77501504"/></text:p>
          </table:table-cell>
        </table:table-row>
      </table:table>
      <text:p text:style-name="P12"><text:change-start text:change-id="ct474131776"/></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5702962231345305896" text:style-name="L12">
        <text:list-item>
          <text:p text:style-name="P43">There is no guarantee that any other node is listening for this. No reply is possible. </text:p>
        </text:list-item>
        <text:list-item>
          <text:p text:style-name="P43">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text:soft-page-break/>(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7">the</text:span> data part of the message, and the desired node's alias will be <text:span text:style-name="T7">in the</text:span> source ID part of the message.</text:p>
      <text:h text:style-name="Heading_20_4" text:outline-level="4">Example: Finding a full node ID <text:span text:style-name="T13">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7">the</text:span> known alias in the source ID part of the message, and the full node ID will be <text:span text:style-name="T7">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8626945567473092864" text:style-name="L13">
        <text:list-item>
          <text:p text:style-name="P44">Node A receives an addressed message from Node B that carries Node A's NID. </text:p>
        </text:list-item>
      </text:list>
      <text:list xml:id="list1511992071420239216" text:style-name="L14">
        <text:list-item>
          <text:p text:style-name="P45">The MTI indicates the start of an optional interaction. </text:p>
        </text:list-item>
      </text:list>
      <text:list xml:id="list5368021284233701121" text:style-name="L15">
        <text:list-item>
          <text:p text:style-name="P46">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soft-page-break/>(<text:change-end text:change-id="ct474131776"/><text:change-start text:change-id="ct474131984"/>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474131984"/><text:change-start text:change-id="ct474135440"/></text:p>
      <text:p text:style-name="Standard">Example: <text:s/>A CAN node receives an addressed message with an unrecognized MTI:</text:p>
      <text:p text:style-name="P22">19EDCAAA <text:span text:style-name="T20">0123</text:span></text:p>
      <text:p text:style-name="Standard">It replies with</text:p>
      <text:p text:style-name="Standard">19068123 0A AA <text:span text:style-name="T17">20 00 </text:span><text:span text:style-name="T16">0E DC</text:span></text:p>
      <text:p text:style-name="Standard"><text:change-end text:change-id="ct474135440"/><text:change-start text:change-id="ct474132368"/><text:span text:style-name="T7">The 0C indicates Reject Optional Interaction. The </text:span><text:change-end text:change-id="ct474132368"/><text:change-start text:change-id="ct474136016"/><text:span text:style-name="T8">0E DC</text:span><text:change-end text:change-id="ct474136016"/><text:change-start text:change-id="ct474136512"/><text:span text:style-name="T7"> is as much as can be reconstructed of the original MTI. Note that it includes an addressed bit set, 10 00.</text:span><text:change-end text:change-id="ct474136512"/><text:change-start text:change-id="ct474137680"/><text:span text:style-name="T7"> The </text:span><text:span text:style-name="T9">20 00</text:span><text:span text:style-name="T7"> is the error code, which in this case indicates this is a permanent error.</text:span><text:change-end text:change-id="ct474137680"/><text:change-start text:change-id="ct474145984"/></text:p>
      <text:h text:style-name="Heading_20_4" text:outline-level="4">Reject Unaddressed Optional Interaction</text:h>
      <text:list xml:id="list7561868460885927313" text:style-name="L16">
        <text:list-item>
          <text:p text:style-name="P47">Node A receives an unaddressed message from Node B. </text:p>
        </text:list-item>
        <text:list-item>
          <text:p text:style-name="P47">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2600752788615260558" text:style-name="L17">
        <text:list-item>
          <text:p text:style-name="P48">Node A is taking part in an addressed interaction with Node B. Either node may be able to send the next message.</text:p>
        </text:list-item>
        <text:list-item>
          <text:p text:style-name="P48">Some error condition prevents Node A from continuing the interaction. </text:p>
        </text:list-item>
        <text:list-item>
          <text:p text:style-name="P48">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text:soft-page-break/>(add an example e.g. two PIP requests which the node can't handle, please retry) (Make it clear when this option is <text:span text:style-name="T15">not</text:span><text:change-end text:change-id="ct474145984"/><text:change-start text:change-id="ct474146208"/> available in the protocol docs; assume it is if not otherwise indicated; simplifies little nodes)<text:change-end text:change-id="ct474146208"/><text:change-start text:change-id="ct474147600"/></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9">(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text:soft-page-break/>We don't explicitly reference all the protocol definitions that are associated with specific bits. <text:s/>Implementors can find them from the protocol names, and we don't want to clog up this section of the Standard <text:span text:style-name="T7">with a</text:span> set of references that we'll <text:span text:style-name="T7">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8">st</text:span> byte.</text:p>
      <text:p text:style-name="P16">In general, nodes using this interaction don't need to know the meaning of bits defined after the node was created. <text:s/>A node is looking to see whether a particular protocol is present or not so that it <text:span text:style-name="T7">can</text:span> select what actions to take. <text:s/>A newly-defined protocol isn't among the things that the node will try to reason about. <text:s/>This allows us to eventually extend the length of the reply without causing trouble for existing nodes.</text:p>
      <text:p text:style-name="P16">We define the bits here, rather than in the individual protocol definitions, to reduce the risk of duplicate assignments. Duplicate assignments would be obvious here, but not so much when spread across separate documents.</text:p>
      <text:p text:style-name="P16">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6"><text:soft-page-break/>The information returned is intended to be considered static: <text:s/>A node may request it and never have to request it again, because it won't change. <text:s/>(For development purposes, a node might be reprogrammed, so <text:span text:style-name="T7">it might be useful if configuration tools have a way to force rescan of this data)</text:span></text:p>
      <text:h text:style-name="Heading_20_2" text:outline-level="2">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474147600"/><text:change-start text:change-id="ct474145424"/></text:p>
      <text:h text:style-name="Heading_20_1" text:outline-level="1"><text:change-end text:change-id="ct474145424"/><text:change-start text:change-id="ct474147696"/>Simple Node Protocol Subset</text:h>
      <text:p text:style-name="Standard"><text:change-end text:change-id="ct474147696"/><text:change-start text:change-id="ct474165392"/>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474148368"/>Simple nodes also have to do whatever is needed to function with their specific wire protocol, e.g. send <text:change-end text:change-id="ct474148368"/><text:change-start text:change-id="ct474148496"/>CID/RID frames on CAN.<text:change-end text:change-id="ct474148496"/></text:p></text:note-body></text:note> </text:p>
      <text:list xml:id="list5159973826243083605" text:style-name="L18">
        <text:list-item>
          <text:p text:style-name="P49">indicate their presence (by sending Initialization Complete messages and replying to Verify Node messages)</text:p>
        </text:list-item>
        <text:list-item>
          <text:p text:style-name="P49">send and receive event reports (through PCER messages and associated reports)</text:p>
        </text:list-item>
        <text:list-item>
          <text:p text:style-name="P49">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779892944915728542" text:style-name="L19">
        <text:list-item>
          <text:p text:style-name="P50">learn about the appearance of other nodes (by receiving Initialization Complete messages)</text:p>
        </text:list-item>
        <text:list-item>
          <text:p text:style-name="P50"><text:soft-page-break/>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4">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4229812196027007686" text:style-name="L20">
        <text:list-item>
          <text:p text:style-name="P51">Verify Node ID – They need to receive this so that they can reply to it.</text:p>
        </text:list-item>
        <text:list-item>
          <text:p text:style-name="P51">Verified Node ID – They need to receive this because it's the reply to their own request, which might be used to e.g. locate a node for delayed sending of status</text:p>
        </text:list-item>
        <text:list-item>
          <text:p text:style-name="P51">Protocol Support Inquiry – They need to receive this so that they can reply to it.</text:p>
        </text:list-item>
        <text:list-item>
          <text:p text:style-name="P51">Identify Consumers, Identify Producers, Identify Events – <text:span text:style-name="T14">because</text:span> others will ask this of them</text:p>
        </text:list-item>
        <text:list-item>
          <text:p text:style-name="P51">Learn Event – so they can be programmed</text:p>
        </text:list-item>
        <text:list-item>
          <text:p text:style-name="P51">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8678750051076775569" text:style-name="L21">
        <text:list-item>
          <text:p text:style-name="P52">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52">Consumer Identified, Consumer Identify Range: These are of interest to gateways and configuration tools, but an individual producer does not need to know which (if any) nodes are consuming its produced events.</text:p>
        </text:list-item>
        <text:list-item>
          <text:p text:style-name="P52"><text:soft-page-break/>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474165392"/><text:change-start text:change-id="ct474164960"/>Expansion</text:h>
      <text:h text:style-name="Heading_20_2" text:outline-level="2"><text:change-end text:change-id="ct474164960"/><text:change-start text:change-id="ct474167936"/>Longer MTIs</text:h>
      <text:p text:style-name="Standard">On the expansion past 16 bit MTIs both for global and addressed messages. Easy to take up another byte, harder to get optimal use out of it. To preserve the CAN priority structure, an MTI with each of <text:span text:style-name="T7">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7">just</text:span> ignore them.</text:p>
      <text:h text:style-name="Heading_20_2" text:outline-level="2">Longer Messages<text:change-end text:change-id="ct474167936"/><text:change-start text:change-id="ct474162960"/></text:h>
      <text:p text:style-name="Standard">Longer than 8-byte global, 7-byte <text:change-end text:change-id="ct474162960"/><text:change-start text:change-id="ct474163088"/>addressed messages don't fit in a single frame. <text:s/>Discuss mechanism. <text:s/>Includes issues of guaranteed place for global to land in a node, e.g. memory management. (Spare frame type; request resend w/o buffering, but how long to hang on to origina<text:change-end text:change-id="ct474163088"/><text:change-start text:change-id="ct474168400"/>l?)<text:change-end text:change-id="ct474168400"/><text:change-start text:change-id="ct474168528"/></text:p>
      <text:p text:style-name="Standard"><text:change-end text:change-id="ct474168528"/><text:change-start text:change-id="ct474169584"/>PIP reply uses “break into N frames with MTI at start”: <text:s/>One message becomes N smaller ones. <text:s/>But it's a directed reply, so <text:span text:style-name="T7">the</text:span> requestor can ensure that the response will be processed on receipt.<text:change-end text:change-id="ct474169584"/><text:change-start text:change-id="ct474168784"/> Label end with a non-full CAN frame (though Io code sends those in the middle), if needed a zero-length frame.<text:change-end text:change-id="ct474168784"/><text:change-start text:change-id="ct474169328"/></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7">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7">the</text:span> two sides.</text:p>
      <text:p text:style-name="Standard"><text:change-end text:change-id="ct474169328"/><text:change-start text:change-id="ct474170032"/>Expansion: PIP example. <text:s/>CAN-based code looks at 1<text:span text:style-name="T18">st</text:span> frame. <text:s/>To allow expansion, has to <text:span text:style-name="T15">already</text:span> look at first frame, reject/ignore if later frame<text:change-end text:change-id="ct474170032"/><text:change-start text:change-id="ct474124832"/>.</text:p>
      <text:p text:style-name="Standard">The idea of idempotent messages and replies, which simplifies protocols that can reject a message due to buffer full. <text:s/>(Just resend it, no book-keeping needed)<text:change-end text:change-id="ct474124832"/><text:change-start text:change-id="ct474169680"/></text:p>
      <text:p text:style-name="Standard"><text:soft-page-break/>Nodes shall not send short (less than <text:change-end text:change-id="ct474169680"/><text:change-start text:change-id="ct474169776"/>8 byte content) frames without the “last” bit active.</text:p>
      <text:p text:style-name="Standard"><text:span text:style-name="T7">Because</text:span> most frames are “only”, to simplify reading the MTI bytes, we've defined the first and last bits as active-0.</text:p>
      <text:p text:style-name="Standard">How to handle expansion? E<text:change-end text:change-id="ct474169776"/><text:change-start text:change-id="ct474172128"/>.g. what must nodes check? <text:s/>Reject if final not active, but that isn't expandable. Consider:</text:p>
      <text:list xml:id="list9107799151275019469" text:style-name="L22">
        <text:list-item>
          <text:p text:style-name="P53">first, last, expected content <text:change-end text:change-id="ct474172128"/><text:change-start text:change-id="ct474172224"/>–<text:change-end text:change-id="ct474172224"/><text:change-start text:change-id="ct474171984"/> handle as expected</text:p>
        </text:list-item>
      </text:list>
      <text:p text:style-name="Standard">Future expansion within the 1<text:span text:style-name="T18">st</text:span> frame, something already envisioned:</text:p>
      <text:list xml:id="list2013485018" text:continue-numbering="true" text:style-name="L22">
        <text:list-item>
          <text:p text:style-name="P53">first, last, expected content + more in frame <text:change-end text:change-id="ct474171984"/><text:change-start text:change-id="ct474172864"/>–<text:change-end text:change-id="ct474172864"/><text:change-start text:change-id="ct474175200"/> handle original content as expected</text:p>
        </text:list-item>
      </text:list>
      <text:p text:style-name="Standard">Future expansion to larger message via additional frames:</text:p>
      <text:list xml:id="list1020809799" text:continue-numbering="true" text:style-name="L22">
        <text:list-item>
          <text:p text:style-name="P53">first, not last, expected content + more in frame <text:change-end text:change-id="ct474175200"/><text:change-start text:change-id="ct474175328"/>–<text:change-end text:change-id="ct474175328"/><text:change-start text:change-id="ct474175632"/> handle content</text:p>
        </text:list-item>
        <text:list-item>
          <text:p text:style-name="P53">not first, not last <text:change-end text:change-id="ct474175632"/><text:change-start text:change-id="ct474175760"/>–<text:change-end text:change-id="ct474175760"/><text:change-start text:change-id="ct474176064"/> more content, you've already replied, ignore</text:p>
        </text:list-item>
        <text:list-item>
          <text:p text:style-name="P53">not first, last <text:change-end text:change-id="ct474176064"/><text:change-start text:change-id="ct474176192"/>–<text:change-end text:change-id="ct474176192"/><text:change-start text:change-id="ct474176736"/>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5">future</text:span><text:change-end text:change-id="ct474176736"/><text:change-start text:change-id="ct474176864"/> expansion of the message size<text:change-end text:change-id="ct474176864"/><text:change-start text:change-id="ct474176992"/>, because that's a burden of the future on nodes now. Fixing a max size is only a partial answer to this)<text:change-end text:change-id="ct474176992"/><text:change-start text:change-id="ct474176384"/></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7">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2">Gateways need to accumulate frames into single messages. <text:s/>They might need a large amount of buffering for this, in the limit one message buffer per CAN node being served (e.g. up to 50 or N*50 with electrical repeaters). <text:s/></text:p>
      <text:p text:style-name="P12">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2">PIP request example:</text:p>
      <text:p text:style-name="P12"><text:soft-page-break/>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2">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text:change-end text:change-id="ct474176384"/><text:change-start text:change-id="ct474177424"/>Long global messages</text:h>
      <text:p text:style-name="Standard"><text:change-end text:change-id="ct474177424"/><text:change-start text:change-id="ct474187104"/>OpenLCB-CAN does not support global messages with data content longer than eight bytes. <text:s/>This section is a discussion of the reasoning behind that, and some of <text:span text:style-name="T7">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5003116496435826073" text:style-name="L23">
        <text:list-item>
          <text:p text:style-name="P54">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4">One could restrict the design so that only one specific node on a layout can use a long-global message, but that raises a number of complexities that don't currently seem worth it just to get long-global messages.</text:p>
        </text:list-item>
        <text:list-item>
          <text:p text:style-name="P54">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4">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4124009355310862747" text:style-name="L24">
        <text:list-item>
          <text:p text:style-name="P55">Manually send <text:span text:style-name="T7">the</text:span> large message as smaller ones, defined in the specific protocol being implemented. <text:s/>This is ugly, because it moves a CAN limitation out into the larger OpenLCB, but it does the job for now.</text:p>
        </text:list-item>
        <text:list-item>
          <text:p text:style-name="P55"><text:soft-page-break/>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7">with a</text:span> temporary error code. <text:s/>That carries the Node ID of the rejecting node (as an alias on CAN), so that originator of the request can resend the <text:span text:style-name="T7">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7">can</text:span> reserve buffer space. <text:s/>Etc.</text:p>
      <text:p text:style-name="Standard">To find the space for the start/end flags, there are several options.<text:change-end text:change-id="ct474187104"/><text:change-start text:change-id="ct474187280"/> <text:change-end text:change-id="ct474187280"/><text:change-start text:change-id="ct474189024"/>Global messages (destination present bit reset) with the Event ID present bit reset have the two modifier bits available as start-end flags. (The Simple bit might also be involved in this)</text:p>
      <text:list xml:id="list3758033796835068361" text:style-name="L25">
        <text:list-item>
          <text:p text:style-name="P56">Excluding the <text:change-end text:change-id="ct474189024"/><text:change-start text:change-id="ct474189488"/>MTIs with the 'Event ID present' bit set is a tradeoff. <text:s/>By doing this, the high-volume messages used to identify producers and consumers of events can fit in a single frame. <text:s/>We could fix this by (for the 2<text:span text:style-name="T18">nd</text:span> time) redefining the MTIs for those messages to use high<text:change-end text:change-id="ct474189488"/><text:change-start text:change-id="ct474192256"/>er bits <text:span text:style-name="T7">in the</text:span> MTI. Or leave it like it is.</text:p>
        </text:list-item>
        <text:list-item>
          <text:p text:style-name="P56">Dedicating those two bits (for global messages types without event IDs) takes away some MTI space for those specific types. <text:s/><text:change-end text:change-id="ct474192256"/><text:change-start text:change-id="ct474189296"/>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text:change-end text:change-id="ct474189296"/><text:change-start text:change-id="ct474190048"/>uces the total number of possible MTIs. <text:s/>But it does allow the addition of longer-than 8 bytes global messages that can pass through current-production gateways.</text:p>
        </text:list-item>
      </text:list>
      <text:p text:style-name="Standard">Another approach would be to defin<text:change-end text:change-id="ct474190048"/><text:change-start text:change-id="ct474188400"/>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text:change-end text:change-id="ct474188400"/><text:change-start text:change-id="ct474188528"/>rder. And it's a complete mess if e.g. another transport comes along that has a 14 byte limit. </text:p>
      <text:p text:style-name="Standard"><text:change-end text:change-id="ct474188528"/><text:change-start text:change-id="ct474188688"/></text:p>
      <text:p text:style-name="P1"><text:change-end text:change-id="ct474188688"/><text:change text:change-id="ct4741888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text:tab/>1</text:p>
          <text:p text:style-name="P27"><text:s/>2 Annotations to the Specification<text:tab/>1</text:p>
          <text:p text:style-name="P23"><text:s/>2.1 Introduction<text:tab/>1</text:p>
          <text:p text:style-name="P23"><text:s/>2.2 Intended Use<text:tab/>1</text:p>
          <text:p text:style-name="P23"><text:s/>2.3 References and Context<text:tab/>2</text:p>
          <text:p text:style-name="P23"><text:s/>2.4 Message Format<text:tab/>2</text:p>
          <text:p text:style-name="P24"><text:s/>2.4.1 Message Type Indicators<text:tab/>2</text:p>
          <text:p text:style-name="P26"><text:s/>2.4.1.1 CAN MTI Considerations<text:tab/>5</text:p>
          <text:p text:style-name="P25"><text:s/>2.4.1.1.1 Addressed and Global CAN MTIs<text:tab/>6</text:p>
          <text:p text:style-name="P25"><text:s/>2.4.1.1.2 Datagram and Stream frame format<text:tab/>7</text:p>
          <text:p text:style-name="P25"><text:s/>2.4.1.1.3 CAN Notes<text:tab/>8</text:p>
          <text:p text:style-name="P24"><text:s/>2.4.2 Message Content<text:tab/>8</text:p>
          <text:p text:style-name="P23"><text:s/>2.5 States<text:tab/>8</text:p>
          <text:p text:style-name="P23"><text:s/>2.6 Definition of Specific Messages<text:tab/>9</text:p>
          <text:p text:style-name="P24"><text:s/>2.6.1 Initialization Complete<text:tab/>9</text:p>
          <text:p text:style-name="P24"><text:s/>2.6.2 Verify Node ID<text:tab/>9</text:p>
          <text:p text:style-name="P24"><text:s/>2.6.3 Verified Node ID<text:tab/>10</text:p>
          <text:p text:style-name="P24"><text:s/>2.6.4 Optional Interaction Rejected<text:tab/>10</text:p>
          <text:p text:style-name="P24"><text:s/>2.6.5 Terminate Due to Error<text:tab/>11</text:p>
          <text:p text:style-name="P24"><text:s/>2.6.6 Protocol Support Inquiry<text:tab/>11</text:p>
          <text:p text:style-name="P24"><text:s/>2.6.7 Protocol Support Reply<text:tab/>12</text:p>
          <text:p text:style-name="P23"><text:s/>2.7 Interactions<text:tab/>13</text:p>
          <text:p text:style-name="P24"><text:s/>2.7.1 Node Initialization<text:tab/>13</text:p>
          <text:p text:style-name="P24"><text:s/>2.7.2 Node ID Detection<text:tab/>13</text:p>
          <text:p text:style-name="P26"><text:s/>2.7.2.1 Example: Node obtaining local alias from full node ID<text:tab/>14</text:p>
          <text:p text:style-name="P26"><text:s/>2.7.2.2 Example: Finding a full node ID from a local alias<text:tab/>14</text:p>
          <text:p text:style-name="P26"><text:s/>2.7.2.3 Example: Finding all nodes<text:tab/>14</text:p>
          <text:p text:style-name="P26"><text:s/>2.7.2.4 Example: Confirming that a specific node can still be reached<text:tab/>14</text:p>
          <text:p text:style-name="P24"><text:s/>2.7.3 Error Handling<text:tab/>14</text:p>
          <text:p text:style-name="P26"><text:s/>2.7.3.1 Reject Addressed Optional Interaction<text:tab/>14</text:p>
          <text:p text:style-name="P26"><text:s/>2.7.3.2 Reject Unaddressed Optional Interaction<text:tab/>15</text:p>
          <text:p text:style-name="P26"><text:s/>2.7.3.3 Reject Addressed Standard Interaction Due to Error<text:tab/>15</text:p>
          <text:p text:style-name="P24"><text:s/>2.7.4 Duplicate Node ID Discovery<text:tab/>16</text:p>
          <text:p text:style-name="P24"><text:s/>2.7.5 Supported Protocol Inquiry and Response<text:tab/>16</text:p>
          <text:p text:style-name="P23"><text:s/>2.8 Delays and Timeouts<text:tab/>18</text:p>
          <text:p text:style-name="P27"><text:s/>3 Simple Node Protocol Subset<text:tab/>18</text:p>
          <text:p text:style-name="P23"><text:s/>3.1 Protocol Description<text:tab/>19</text:p>
          <text:p text:style-name="P24"><text:s/>3.1.1 Messages Transmitted<text:tab/>19</text:p>
          <text:p text:style-name="P24"><text:s/>3.1.2 Messages Received<text:tab/>19</text:p>
          <text:p text:style-name="P24"><text:s/>3.1.3 Messages Not Received<text:tab/>19</text:p>
          <text:p text:style-name="P27"><text:s/>4 Expansion<text:tab/>20</text:p>
          <text:p text:style-name="P23"><text:s/>4.1 Longer MTIs<text:tab/>20</text:p>
          <text:p text:style-name="P23"><text:s/>4.2 Longer Messages<text:tab/>20</text:p>
          <text:p text:style-name="P24"><text:s/>4.2.1 Long global messages<text:tab/>22</text:p>
        </text:index-body>
      </text:table-of-content>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478491712" text:id="ct478491712">
            <text:deletion>
              <office:change-info>
                <dc:creator>Bob Jacobsen</dc:creator>
                <dc:date>2010-10-08T17:22:00</dc:date>
              </office:change-info>
              <text:p text:style-name="MP1">NMRA Technical Note (number)</text:p>
            </text:deletion>
          </text:changed-region>
          <text:changed-region xml:id="ct478485776" text:id="ct478485776">
            <text:insertion>
              <office:change-info>
                <dc:creator>Bob Jacobsen</dc:creator>
                <dc:date>2010-10-08T17:22:00</dc:date>
              </office:change-info>
            </text:insertion>
          </text:changed-region>
        </text:tracked-changes>
        <text:p text:style-name="MP1"><draw:custom-shape text:anchor-type="char" draw:z-index="2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478491712"/><text:change-start text:change-id="ct478485776"/>OpenLCB Message Network Working Note<text:change-end text:change-id="ct478485776"/></text:p>
      </style:header>
      <style:footer>
        <text:tracked-changes>
          <text:changed-region xml:id="ct53572672" text:id="ct53572672">
            <text:deletion>
              <office:change-info>
                <dc:creator>Bob Jacobsen</dc:creator>
                <dc:date>2010-10-08T17:23:00</dc:date>
              </office:change-info>
              <text:p text:style-name="Footer"><text:span text:style-name="MT2">Title</text:span><text:span text:style-name="MT3"><text:tab/></text:span></text:p>
            </text:deletion>
          </text:changed-region>
          <text:changed-region xml:id="ct474095312" text:id="ct474095312">
            <text:insertion>
              <office:change-info>
                <dc:creator>Bob Jacobsen</dc:creator>
                <dc:date>2011-07-23T20:10:00</dc:date>
              </office:change-info>
            </text:insertion>
          </text:changed-region>
          <text:changed-region xml:id="ct474104000" text:id="ct474104000">
            <text:format-change>
              <office:change-info>
                <dc:creator>Bob Jacobsen</dc:creator>
                <dc:date>2012-06-15T21:24:00</dc:date>
              </office:change-info>
            </text:format-change>
          </text:changed-region>
        </text:tracked-changes>
        <text:p text:style-name="Footer"><text:change text:change-id="ct53572672"/><text:change-start text:change-id="ct474095312"/><text:span text:style-name="Page_20_Number"><text:span text:style-name="MT4">Copyright 2011, 2012.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474095312"/><text:change-start text:change-id="ct474104000"/><text:span text:style-name="MT4"><text:tab/>Page </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25</text:page-count></text:span></text:span><text:span text:style-name="Page_20_Number"><text:span text:style-name="MT4"> - </text:span></text:span><text:span text:style-name="Page_20_Number"><text:span text:style-name="MT4"><text:date style:data-style-name="N116" text:date-value="2012-10-29T00:17:06.99">10/29/2012</text:date></text:span></text:span><text:change-end text:change-id="ct474104000"/></text:p>
      </style:footer>
    </style:master-page>
    <style:master-page style:name="First_20_Page" style:display-name="First Page" style:page-layout-name="Mpm2" style:next-style-name="Standard">
      <style:header>
        <text:tracked-changes>
          <text:changed-region xml:id="ct78312544" text:id="ct78312544">
            <text:deletion>
              <office:change-info>
                <dc:creator>Bob Jacobsen</dc:creator>
                <dc:date>2010-10-07T21:46:00</dc:date>
              </office:change-info>
              <text:p text:style-name="MP6"><text:span text:style-name="MT5">NMRA TECHNICAL NOTES</text:span></text:p>
            </text:deletion>
          </text:changed-region>
          <text:changed-region xml:id="ct78312192" text:id="ct78312192">
            <text:insertion>
              <office:change-info>
                <dc:creator>Bob Jacobsen</dc:creator>
                <dc:date>2010-10-08T17:19:00</dc:date>
              </office:change-info>
            </text:insertion>
          </text:changed-region>
          <text:changed-region xml:id="ct78312832" text:id="ct78312832">
            <text:insertion>
              <office:change-info>
                <dc:creator>Bob Jacobsen</dc:creator>
                <dc:date>2012-06-27T08:19:00</dc:date>
              </office:change-info>
            </text:insertion>
          </text:changed-region>
          <text:changed-region xml:id="ct78382960" text:id="ct78382960">
            <text:insertion>
              <office:change-info>
                <dc:creator>Bob Jacobsen</dc:creator>
                <dc:date>2010-10-08T18:28:00</dc:date>
              </office:change-info>
            </text:insertion>
          </text:changed-region>
          <text:changed-region xml:id="ct78383616" text:id="ct78383616">
            <text:deletion>
              <office:change-info>
                <dc:creator>Bob Jacobsen</dc:creator>
                <dc:date>2010-10-08T18:28:00</dc:date>
              </office:change-info>
              <text:p text:style-name="MP6">(title)</text:p>
            </text:deletion>
          </text:changed-region>
          <text:changed-region xml:id="ct78384672" text:id="ct78384672">
            <text:insertion>
              <office:change-info>
                <dc:creator>Bob Jacobsen</dc:creator>
                <dc:date>2010-10-08T18:28:00</dc:date>
              </office:change-info>
            </text:insertion>
          </text:changed-region>
          <text:changed-region xml:id="ct78384832" text:id="ct78384832">
            <text:deletion>
              <office:change-info>
                <dc:creator>Bob Jacobsen</dc:creator>
                <dc:date>2010-10-08T17:19:00</dc:date>
              </office:change-info>
              <text:p text:style-name="MP6">(date)</text:p>
            </text:deletion>
          </text:changed-region>
          <text:changed-region xml:id="ct78385152" text:id="ct78385152">
            <text:insertion>
              <office:change-info>
                <dc:creator>Bob Jacobsen</dc:creator>
                <dc:date>2010-10-14T08:43:00</dc:date>
              </office:change-info>
            </text:insertion>
          </text:changed-region>
          <text:changed-region xml:id="ct78385248" text:id="ct78385248">
            <text:deletion>
              <office:change-info>
                <dc:creator>Bob Jacobsen</dc:creator>
                <dc:date>2010-10-07T21:47:00</dc:date>
              </office:change-info>
              <text:p text:style-name="MP6">(number)</text:p>
            </text:deletion>
          </text:changed-region>
          <text:changed-region xml:id="ct78385344" text:id="ct78385344">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5"><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78312544"/><text:change-start text:change-id="ct78312192"/>OpenLCB <text:change-end text:change-id="ct78312192"/><text:change-start text:change-id="ct78312832"/>Working<text:change-end text:change-id="ct78312832"/><text:change-start text:change-id="ct78382960"/> Note<text:change-end text:change-id="ct78382960"/></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78383616"/><text:change-start text:change-id="ct78384672"/>OpenLCB Message Network<text:change-end text:change-id="ct78384672"/></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78384832"/><text:change-start text:change-id="ct78385152"/><text:date style:data-style-name="N75" text:date-value="2012-10-29T00:17:06.99">Oct 29, 2012</text:date><text:change-end text:change-id="ct78385152"/></text:p>
            </table:table-cell>
            <table:table-cell table:style-name="Table1.C1" office:value-type="string">
              <text:p text:style-name="MP6"><text:change text:change-id="ct78385248"/><text:change-start text:change-id="ct78385344"/>Preliminary<text:change-end text:change-id="ct78385344"/></text:p>
            </table:table-cell>
          </table:table-row>
        </table:table>
        <text:p text:style-name="Header"/>
      </style:header>
      <style:footer>
        <text:tracked-changes>
          <text:changed-region xml:id="ct478458688" text:id="ct478458688">
            <text:deletion>
              <office:change-info>
                <dc:creator>Bob Jacobsen</dc:creator>
                <dc:date>2011-07-23T20:10:00</dc:date>
              </office:change-info>
              <text:p text:style-name="MP7"><text:span text:style-name="MT6">Copyright 20</text:span></text:p>
            </text:deletion>
          </text:changed-region>
          <text:changed-region xml:id="ct478458592" text:id="ct478458592">
            <text:deletion>
              <office:change-info>
                <dc:creator>Bob Jacobsen</dc:creator>
                <dc:date>2010-10-07T21:47:00</dc:date>
              </office:change-info>
              <text:p text:style-name="MP7"><text:span text:style-name="MT6">90</text:span></text:p>
            </text:deletion>
          </text:changed-region>
          <text:changed-region xml:id="ct478484688" text:id="ct478484688">
            <text:deletion>
              <office:change-info>
                <dc:creator>Bob Jacobsen</dc:creator>
                <dc:date>2011-07-23T20:10:00</dc:date>
              </office:change-info>
              <text:p text:style-name="MP7"><text:span text:style-name="MT6">, by J. Day, D. Harris, B. Jacobsen, </text:span></text:p>
            </text:deletion>
          </text:changed-region>
          <text:changed-region xml:id="ct478418112" text:id="ct478418112">
            <text:deletion>
              <office:change-info>
                <dc:creator>Bob Jacobsen</dc:creator>
                <dc:date>2010-10-08T17:21:00</dc:date>
              </office:change-info>
              <text:p text:style-name="MP7"><text:span text:style-name="MT6">A. Robinson, </text:span></text:p>
            </text:deletion>
          </text:changed-region>
          <text:changed-region xml:id="ct478438368" text:id="ct478438368">
            <text:deletion>
              <office:change-info>
                <dc:creator>Bob Jacobsen</dc:creator>
                <dc:date>2011-07-23T20:10:00</dc:date>
              </office:change-info>
              <text:p text:style-name="MP7"><text:span text:style-name="MT6">and A. Shepherd</text:span></text:p>
            </text:deletion>
          </text:changed-region>
          <text:changed-region xml:id="ct478496000" text:id="ct478496000">
            <text:insertion>
              <office:change-info>
                <dc:creator>Bob Jacobsen</dc:creator>
                <dc:date>2011-07-23T20:10:00</dc:date>
              </office:change-info>
            </text:insertion>
          </text:changed-region>
        </text:tracked-changes>
        <text:p text:style-name="MP7"><text:change text:change-id="ct478458688"/><text:change text:change-id="ct478458592"/><text:change text:change-id="ct478484688"/><text:change text:change-id="ct478418112"/><text:change text:change-id="ct478438368"/><text:change-start text:change-id="ct478496000"/><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478496000"/><text:span text:style-name="MT6"><text:tab/></text:span><text:span text:style-name="MT7">Page </text:span><text:span text:style-name="Page_20_Number"><text:span text:style-name="MT7"><text:page-number text:select-page="current">6</text:page-number></text:span></text:span><text:span text:style-name="Page_20_Number"><text:span text:style-name="MT7"> of </text:span></text:span><text:span text:style-name="Page_20_Number"><text:span text:style-name="MT7"><text:page-count style:num-format="1">25</text:page-count></text:span></text:span><text:span text:style-name="Page_20_Number"><text:span text:style-name="MT7"> - </text:span></text:span><text:span text:style-name="Page_20_Number"><text:span text:style-name="MT7"><text:date style:data-style-name="N116" text:date-value="2012-10-29T00:17:06.99">10/29/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75</meta:editing-cycles>
    <meta:editing-duration>P2DT1H56M50S</meta:editing-duration>
    <meta:generator>OpenOffice.org/3.4$Unix OpenOffice.org_project/340m1$Build-9590</meta:generator>
    <dc:date>2012-10-29T00:17:07</dc:date>
    <dc:creator>Bob Jacobsen</dc:creator>
    <meta:keyword>OpenLCB-CAN Message Network</meta:keyword>
    <meta:document-statistic meta:table-count="13" meta:image-count="1" meta:object-count="0" meta:page-count="25" meta:paragraph-count="614" meta:word-count="9248" meta:character-count="54233"/>
    <meta:user-defined meta:name="Info 1"/>
    <meta:user-defined meta:name="Info 2"/>
    <meta:user-defined meta:name="Info 3"/>
    <meta:user-defined meta:name="Info 4"/>
  </office:meta>
</office:document-meta>
</file>